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200040" gnm:background-colour="#20004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200040" gnm:background-colour="#20004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ND-0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223.08661417322836pt" style:use-optimal-column-width="true"/>
    </style:style>
    <style:style style:name="ACOL-3" style:family="table-column">
      <style:table-column-properties style:column-width="249.30708661417322pt" style:use-optimal-column-width="true"/>
    </style:style>
    <style:style style:name="ACOL-4" style:family="table-column"/>
    <style:style style:name="ACOL-5" style:family="table-column">
      <style:table-column-properties style:column-width="191.25pt" style:use-optimal-column-width="true"/>
    </style:style>
    <style:style style:name="ACOL-6" style:family="table-column">
      <style:table-column-properties style:column-width="170.25pt" style:use-optimal-column-width="true"/>
    </style:style>
    <style:style style:name="ACOL-7" style:family="table-column">
      <style:table-column-properties style:column-width="89.25pt" style:use-optimal-column-width="true"/>
    </style:style>
    <style:style style:name="ACOL-8" style:family="table-column">
      <style:table-column-properties style:column-width="232.49999999999997pt" style:use-optimal-column-width="true"/>
    </style:style>
    <style:style style:name="ACOL-9" style:family="table-column">
      <style:table-column-properties style:column-width="116.66666666666664pt" style:use-optimal-column-width="true"/>
    </style:style>
    <style:style style:name="ACOL-10" style:family="table-column">
      <style:table-column-properties style:column-width="61.66666666666666pt" style:use-optimal-column-width="true"/>
    </style:style>
    <style:style style:name="ACOL-11" style:family="table-column">
      <style:table-column-properties style:column-width="185.24409448818895pt" style:use-optimal-column-width="true"/>
    </style:style>
    <style:style style:name="ACOL-12" style:family="table-column">
      <style:table-column-properties style:column-width="73.33333333333333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20.862992125984253pt" style:use-optimal-row-height="true"/>
    </style:style>
    <style:style style:name="AROW-3" style:family="table-row"/>
    <style:style style:name="AROW-4" style:family="table-row">
      <style:table-row-properties style:row-height="13.5pt" style:use-optimal-row-height="true"/>
    </style:style>
    <style:style style:name="AROW-5" style:family="table-row">
      <style:table-row-properties style:row-height="13.33333333333333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ivro 1858-1863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2"/>
        <table:table-column table:default-cell-style-name="ACE-1" table:style-name="ACOL-2"/>
        <table:table-column table:default-cell-style-name="ACE-1" table:style-name="ACOL-3" table:number-columns-repeated="2"/>
        <table:table-column table:default-cell-style-name="ACE-3" table:style-name="ACOL-1" table:number-columns-repeated="2"/>
        <table:table-column table:default-cell-style-name="ACE-5" table:style-name="ACOL-1" table:number-columns-repeated="2"/>
        <table:table-column table:default-cell-style-name="ACE-3" table:style-name="ACOL-0" table:number-columns-repeated="119"/>
        <table:table-row table:style-name="AROW-1">
          <table:table-cell table:style-name="ACE-0" office:value-type="string">
            <text:p>BR BAAPB – Fundo Colonial – Série Registros de Terras – Livro 4675</text:p>
          </table:table-cell>
          <table:table-cell table:number-columns-repeated="4" table:style-name="ACE-1"/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number-columns-repeated="5" table:style-name="ACE-1"/>
          <table:table-cell table:number-columns-repeated="2" table:style-name="Gnumeric-default"/>
          <table:table-cell table:number-columns-repeated="2" table:style-name="ACE-5"/>
          <table:table-cell table:number-columns-repeated="119" table:style-name="Gnumeric-default"/>
        </table:table-row>
        <table:table-row table:style-name="AROW-1">
          <table:table-cell table:style-name="ACE-2" office:value-type="string">
            <text:p>Folhas</text:p>
          </table:table-cell>
          <table:table-cell table:style-name="ACE-2" office:value-type="string">
            <text:p>Registro</text:p>
          </table:table-cell>
          <table:table-cell table:style-name="ACE-2" office:value-type="string">
            <text:p>Posse</text:p>
          </table:table-cell>
          <table:table-cell table:style-name="ACE-2" office:value-type="string">
            <text:p>Localidade</text:p>
          </table:table-cell>
          <table:table-cell table:style-name="ACE-2" office:value-type="string">
            <text:p>Registrante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da Piedade Tabirá Bahiense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19">
            <text:p>19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ntonio Peixoto da Silva e Me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2">
            <text:p>22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ciana Ribeira da Silv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5">
            <text:p>2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Francisca de Santan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7">
            <text:p>27</text:p>
          </table:table-cell>
          <table:table-cell table:style-name="ACE-1" office:value-type="float" office:value="87">
            <text:p>87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Duarte de Oliv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float" office:value="107">
            <text:p>107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Constança Ebé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4">
            <text:p>34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Terreno (Acupe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Thimothea Maria Lop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4">
            <text:p>34</text:p>
          </table:table-cell>
          <table:table-cell table:style-name="ACE-1" office:value-type="float" office:value="111">
            <text:p>111</text:p>
          </table:table-cell>
          <table:table-cell table:style-name="ACE-1" office:value-type="string">
            <text:p>Terrenos (no 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Elias Lopes de São Jeronim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5">
            <text:p>35</text:p>
          </table:table-cell>
          <table:table-cell table:style-name="ACE-1" office:value-type="float" office:value="114">
            <text:p>114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Rosa Maria do Amor Divin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9">
            <text:p>39</text:p>
          </table:table-cell>
          <table:table-cell table:style-name="ACE-1" office:value-type="float" office:value="127">
            <text:p>127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Francisco Xavier dos Reis (Dr.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9v</text:p>
          </table:table-cell>
          <table:table-cell table:style-name="ACE-1" office:value-type="string">
            <text:p>62 A</text:p>
          </table:table-cell>
          <table:table-cell table:style-name="ACE-1" office:value-type="string">
            <text:p>Terrenos (Acupe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ntonio Peixoto da Silva Me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0v</text:p>
          </table:table-cell>
          <table:table-cell table:style-name="ACE-1" office:value-type="float" office:value="66">
            <text:p>66</text:p>
          </table:table-cell>
          <table:table-cell table:style-name="ACE-1" office:value-type="string">
            <text:p>Terrenos (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Rosa Gomes da Silva e herdeir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0v</text:p>
          </table:table-cell>
          <table:table-cell table:style-name="ACE-1" office:value-type="float" office:value="66">
            <text:p>6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Rosa Gomes da Silva e seus filhos herdeir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2v</text:p>
          </table:table-cell>
          <table:table-cell table:style-name="ACE-1" office:value-type="float" office:value="106">
            <text:p>106</text:p>
          </table:table-cell>
          <table:table-cell table:style-name="ACE-1" office:value-type="string">
            <text:p>Terrenos (corredores do 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ria Amelia de Carvalh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4v</text:p>
          </table:table-cell>
          <table:table-cell table:style-name="ACE-1" office:value-type="float" office:value="112">
            <text:p>112</text:p>
          </table:table-cell>
          <table:table-cell table:style-name="ACE-1" office:value-type="string">
            <text:p>Aç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Caetana Rosa da Conceiçã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4v</text:p>
          </table:table-cell>
          <table:table-cell table:style-name="ACE-1" office:value-type="float" office:value="113">
            <text:p>113</text:p>
          </table:table-cell>
          <table:table-cell table:style-name="ACE-1" office:value-type="string">
            <text:p>Acú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Manuel de Santa Isabe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41v</text:p>
          </table:table-cell>
          <table:table-cell table:style-name="ACE-1" office:value-type="float" office:value="139">
            <text:p>139</text:p>
          </table:table-cell>
          <table:table-cell table:style-name="ACE-1" office:value-type="string">
            <text:p>Terrenos (no Acú)</text:p>
          </table:table-cell>
          <table:table-cell table:style-name="ACE-1" office:value-type="string">
            <text:p>Acupe</text:p>
          </table:table-cell>
          <table:table-cell table:style-name="ACE-1" office:value-type="string">
            <text:p>Antonio Ramos de Silva e outr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48">
            <text:p>48</text:p>
          </table:table-cell>
          <table:table-cell table:style-name="ACE-1" office:value-type="string">
            <text:p>Terreno (no alto do Sangradouro)</text:p>
          </table:table-cell>
          <table:table-cell table:style-name="ACE-1" office:value-type="string">
            <text:p>Alto do Sangradouro</text:p>
          </table:table-cell>
          <table:table-cell table:style-name="ACE-1" office:value-type="string">
            <text:p>Antonio José Teixeira Junior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14v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Terreno (Alto do Sangradouro)</text:p>
          </table:table-cell>
          <table:table-cell table:style-name="ACE-1" office:value-type="string">
            <text:p>Alto do Sangradouro</text:p>
          </table:table-cell>
          <table:table-cell table:style-name="ACE-1" office:value-type="string">
            <text:p>Joaquim Inacio Ribeiro dos Santos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87v</text:p>
          </table:table-cell>
          <table:table-cell table:style-name="ACE-1" office:value-type="float" office:value="123">
            <text:p>12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Armação</text:p>
          </table:table-cell>
          <table:table-cell table:style-name="ACE-1" office:value-type="string">
            <text:p>Francisco Lourenço da Costa Lima (Comend.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8v</text:p>
          </table:table-cell>
          <table:table-cell table:style-name="ACE-1" office:value-type="float" office:value="126">
            <text:p>126</text:p>
          </table:table-cell>
          <table:table-cell table:style-name="ACE-1" office:value-type="string">
            <text:p>Terrenos (foreiros)</text:p>
          </table:table-cell>
          <table:table-cell table:style-name="ACE-1" office:value-type="string">
            <text:p>Boca do Rio</text:p>
          </table:table-cell>
          <table:table-cell table:style-name="ACE-1" office:value-type="string">
            <text:p>Viscondessa do Rio Vermelho e herdeir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6v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Fontinha</text:p>
          </table:table-cell>
          <table:table-cell table:style-name="ACE-1" office:value-type="string">
            <text:p>Brotas</text:p>
          </table:table-cell>
          <table:table-cell table:style-name="ACE-1" office:value-type="string">
            <text:p>Tomás da Silva Paranhos (Capitão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6v</text:p>
          </table:table-cell>
          <table:table-cell table:style-name="ACE-1" office:value-type="float" office:value="52">
            <text:p>52</text:p>
          </table:table-cell>
          <table:table-cell table:style-name="ACE-1" office:value-type="string">
            <text:p>Bulhoens (Roça)</text:p>
          </table:table-cell>
          <table:table-cell table:style-name="ACE-1" office:value-type="string">
            <text:p>Bulhões</text:p>
          </table:table-cell>
          <table:table-cell table:style-name="ACE-1" office:value-type="string">
            <text:p>Henriqueta Flôres Claques Lob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2">
          <table:table-cell table:style-name="ACE-1" office:value-type="float" office:value="5">
            <text:p>5</text:p>
          </table:table-cell>
          <table:table-cell table:style-name="ACE-1" office:value-type="float" office:value="13">
            <text:p>13</text:p>
          </table:table-cell>
          <table:table-cell table:style-name="ACE-1" office:value-type="string">
            <text:p>Campina Pequena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Michelina Ladislau e Silva, Joanna Fausta Ladislau e Silv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3">
            <text:p>23</text:p>
          </table:table-cell>
          <table:table-cell table:style-name="ACE-1" office:value-type="float" office:value="74">
            <text:p>74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Francisco Antonio Bah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8v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Terrenos (No Beco da Campin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afael dos Anjos e mais herdeir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hacôco (Fazend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de Figueredo e Mel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ampina Pequena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de Figueredo e Mel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ampina-Grande (Fazend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Figueredo e Mel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2">
          <table:table-cell table:style-name="ACE-1" office:value-type="string">
            <text:p>4v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Carregado (Fazenda)</text:p>
          </table:table-cell>
          <table:table-cell table:style-name="ACE-1" office:value-type="string">
            <text:p>Campinas de Brotas</text:p>
          </table:table-cell>
          <table:table-cell table:style-name="ACE-1" office:value-type="string">
            <text:p>Rosa Ladislau de Figueredo e Mello, Virginia Ladislau de Figueredo e Mel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Candeal</text:p>
          </table:table-cell>
          <table:table-cell table:style-name="ACE-1" office:value-type="string">
            <text:p>Francisco Moreira Sampaio (os Herdeiros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0v</text:p>
          </table:table-cell>
          <table:table-cell table:style-name="ACE-1" office:value-type="float" office:value="99">
            <text:p>99</text:p>
          </table:table-cell>
          <table:table-cell table:style-name="ACE-1" office:value-type="string">
            <text:p>Candeal</text:p>
          </table:table-cell>
          <table:table-cell table:style-name="ACE-1" office:value-type="string">
            <text:p>Candeal</text:p>
          </table:table-cell>
          <table:table-cell table:style-name="ACE-1" office:value-type="string">
            <text:p>Luis José de Almeid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v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andeal Grande</text:p>
          </table:table-cell>
          <table:table-cell table:style-name="ACE-1" office:value-type="string">
            <text:p>Candeal Grande</text:p>
          </table:table-cell>
          <table:table-cell table:style-name="ACE-1" office:value-type="string">
            <text:p>Bernardo Xavier de Castr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José Joaquim de Santa Terez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float" office:value="108">
            <text:p>108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Antonio Pereira do Ri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1v</text:p>
          </table:table-cell>
          <table:table-cell table:style-name="ACE-1" office:value-type="float" office:value="102">
            <text:p>102</text:p>
          </table:table-cell>
          <table:table-cell table:style-name="ACE-1" office:value-type="string">
            <text:p>Terrenos (Na Cruz da Redenção)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Joaquim Barbosa de Oliv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5v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Cruz da Redenção</text:p>
          </table:table-cell>
          <table:table-cell table:style-name="ACE-1" office:value-type="string">
            <text:p>Rosa Ladislau de Figueredo e Mel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ruz das Almas</text:p>
          </table:table-cell>
          <table:table-cell table:style-name="ACE-1" office:value-type="string">
            <text:p>Cruz das Almas</text:p>
          </table:table-cell>
          <table:table-cell table:style-name="ACE-1" office:value-type="string">
            <text:p>Herculano Nunes dos Reis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26v</text:p>
          </table:table-cell>
          <table:table-cell table:style-name="ACE-1" office:value-type="float" office:value="86">
            <text:p>8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Cruz das Almas</text:p>
          </table:table-cell>
          <table:table-cell table:style-name="ACE-1" office:value-type="string">
            <text:p>Francisca de Sales Bah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23v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Engenho Velho (Fazenda)</text:p>
          </table:table-cell>
          <table:table-cell table:style-name="ACE-1" office:value-type="string">
            <text:p>Engenho Velho de Brotas</text:p>
          </table:table-cell>
          <table:table-cell table:style-name="ACE-1" office:value-type="string">
            <text:p>Ana Francisca de Carvalh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5v</text:p>
          </table:table-cell>
          <table:table-cell table:style-name="ACE-1" office:value-type="float" office:value="81">
            <text:p>81</text:p>
          </table:table-cell>
          <table:table-cell table:style-name="ACE-1" office:value-type="string">
            <text:p>Terrenos (no Engenho Velho)</text:p>
          </table:table-cell>
          <table:table-cell table:style-name="ACE-1" office:value-type="string">
            <text:p>Engenho Velho de Brotas</text:p>
          </table:table-cell>
          <table:table-cell table:style-name="ACE-1" office:value-type="string">
            <text:p>Rosendo Valentin da Cruz</text:p>
          </table:table-cell>
          <table:table-cell table:number-columns-repeated="2" table:style-name="ACE-3"/>
          <table:table-cell table:style-name="ACE-6"/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2v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a Ubarana</text:p>
          </table:table-cell>
          <table:table-cell table:style-name="ACE-1" office:value-type="string">
            <text:p>João da Cruz de Mora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5v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Terrenos (na estrada da União)</text:p>
          </table:table-cell>
          <table:table-cell table:style-name="ACE-1" office:value-type="string">
            <text:p>Estrada da União</text:p>
          </table:table-cell>
          <table:table-cell table:style-name="ACE-1" office:value-type="string">
            <text:p>Joana Anton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Mem de Amorim Filgueira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sé Simões de Bela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string">
            <text:p>41 A</text:p>
          </table:table-cell>
          <table:table-cell table:style-name="ACE-1" office:value-type="string">
            <text:p>Terrenos (na 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Luiz Antonio Ferr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aquim José Fernandes Macie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3">
            <text:p>23</text:p>
          </table:table-cell>
          <table:table-cell table:style-name="ACE-1" office:value-type="float" office:value="73">
            <text:p>7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aquim Teixeira de Oliv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6">
            <text:p>26</text:p>
          </table:table-cell>
          <table:table-cell table:style-name="ACE-1" office:value-type="float" office:value="83">
            <text:p>8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Manuel Eloi Pont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1v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Engenhoca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Luisa Maria da Glor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2v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Terrenos (na 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Luiz Antonio Ferr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7v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Terreno (fronteira à Igrej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Viscondessa do Rio Vermelh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v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Terras (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ão Fagundes de Faria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5v</text:p>
          </table:table-cell>
          <table:table-cell table:style-name="ACE-1" office:value-type="float" office:value="116">
            <text:p>11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Domingos José Garc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v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Terrenos (estrada de Brotas)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Maria Bernardina da Conceição Lima e irmã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7v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</text:p>
          </table:table-cell>
          <table:table-cell table:style-name="ACE-1" office:value-type="string">
            <text:p>Joaquim Antonio de Amorim Vian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Antonio Ferreira Franc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Lucaya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Francisca Mariana Rita Balthazar da Silveira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24">
            <text:p>24</text:p>
          </table:table-cell>
          <table:table-cell table:style-name="ACE-1" office:value-type="float" office:value="77">
            <text:p>77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Florencio Benjamim de Almeida Pires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13v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Chantre Manuel Joaquim de Almeid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7v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e Brotas para o Rio Vermelho</text:p>
          </table:table-cell>
          <table:table-cell table:style-name="ACE-1" office:value-type="string">
            <text:p>Viscondessa do Rio Vermelho 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7v</text:p>
          </table:table-cell>
          <table:table-cell table:style-name="ACE-1" office:value-type="float" office:value="88">
            <text:p>88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o Engenho Velho</text:p>
          </table:table-cell>
          <table:table-cell table:style-name="ACE-1" office:value-type="string">
            <text:p>José Gonçalves Monçã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Luis Pereira da Silv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27">
            <text:p>27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Sebastião Alvares da Roch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7">
            <text:p>17</text:p>
          </table:table-cell>
          <table:table-cell table:style-name="ACE-1" office:value-type="float" office:value="54">
            <text:p>54</text:p>
          </table:table-cell>
          <table:table-cell table:style-name="ACE-1" office:value-type="string">
            <text:p>Terrenos (na estrada do Matatu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Francisco de Assis Gom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7">
            <text:p>17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Marcellino de Souza Tel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0v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João Francisco Regi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8v</text:p>
          </table:table-cell>
          <table:table-cell table:style-name="ACE-1" office:value-type="float" office:value="59">
            <text:p>59</text:p>
          </table:table-cell>
          <table:table-cell table:style-name="ACE-1" office:value-type="string">
            <text:p>Terras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José Martins da Cost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8v</text:p>
          </table:table-cell>
          <table:table-cell table:style-name="ACE-1" office:value-type="float" office:value="92">
            <text:p>92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Angela Cardoso de Santa Barba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4v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Recreio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Luis da Rocha Dias 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9v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Terrenos (na estrada do Matatú)</text:p>
          </table:table-cell>
          <table:table-cell table:style-name="ACE-1" office:value-type="string">
            <text:p>Estrada do Matatu</text:p>
          </table:table-cell>
          <table:table-cell table:style-name="ACE-1" office:value-type="string">
            <text:p>Lucas Ram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Rocinha</text:p>
          </table:table-cell>
          <table:table-cell table:style-name="ACE-1" office:value-type="string">
            <text:p>Estrada do Matatu Grande</text:p>
          </table:table-cell>
          <table:table-cell table:style-name="ACE-1" office:value-type="string">
            <text:p>Pedro Joaquim de Santa Barbara (Major) (finado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Terras (na estrada do Matatu Grande)</text:p>
          </table:table-cell>
          <table:table-cell table:style-name="ACE-1" office:value-type="string">
            <text:p>Estrada do Matatu Grande</text:p>
          </table:table-cell>
          <table:table-cell table:style-name="ACE-1" office:value-type="string">
            <text:p>Sisnando Alvares da Roch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Terras (no Matatu Pequeno)</text:p>
          </table:table-cell>
          <table:table-cell table:style-name="ACE-1" office:value-type="string">
            <text:p>Estrada do Matatu Pequeno</text:p>
          </table:table-cell>
          <table:table-cell table:style-name="ACE-1" office:value-type="string">
            <text:p>Lucio Casimiro da Fonseca Galvã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Estrada do Matatu Pequeno</text:p>
          </table:table-cell>
          <table:table-cell table:style-name="ACE-1" office:value-type="string">
            <text:p>José Carlos Martins Ferr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6">
            <text:p>36</text:p>
          </table:table-cell>
          <table:table-cell table:style-name="ACE-1" office:value-type="float" office:value="118">
            <text:p>118</text:p>
          </table:table-cell>
          <table:table-cell table:style-name="ACE-1" office:value-type="string">
            <text:p>Terras (Ladeira da Boa Vista)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João José de Azevedo Lim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5v</text:p>
          </table:table-cell>
          <table:table-cell table:style-name="ACE-1" office:value-type="float" office:value="117">
            <text:p>117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Joaquim de Costa Pinheiro (Ten. Cel.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v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Ladeira da Bôa-Vista</text:p>
          </table:table-cell>
          <table:table-cell table:style-name="ACE-1" office:value-type="string">
            <text:p>Ladeira da Boa Vista</text:p>
          </table:table-cell>
          <table:table-cell table:style-name="ACE-1" office:value-type="string">
            <text:p>Beijamim Vieira d'Ortas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Terrenos (na ladeira do Beijú)</text:p>
          </table:table-cell>
          <table:table-cell table:style-name="ACE-1" office:value-type="string">
            <text:p>Ladeira do Beiju</text:p>
          </table:table-cell>
          <table:table-cell table:style-name="ACE-1" office:value-type="string">
            <text:p>Tomasia Bemvinda de Aquino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26">
            <text:p>26</text:p>
          </table:table-cell>
          <table:table-cell table:style-name="ACE-1" office:value-type="float" office:value="84">
            <text:p>84</text:p>
          </table:table-cell>
          <table:table-cell table:style-name="ACE-1" office:value-type="string">
            <text:p>Terrenos (na ladeira do Beijú)</text:p>
          </table:table-cell>
          <table:table-cell table:style-name="ACE-1" office:value-type="string">
            <text:p>Ladeira do Beiju</text:p>
          </table:table-cell>
          <table:table-cell table:style-name="ACE-1" office:value-type="string">
            <text:p>Bernardino José de Almeid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Terrenos (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Irmandade do S. S. Sacramento e N. S. de Brota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Terrenos (no 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Antonio da Silva Quaresm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2">
            <text:p>32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Terrenos (no 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Faustino José de Santan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7">
            <text:p>37</text:p>
          </table:table-cell>
          <table:table-cell table:style-name="ACE-1" office:value-type="float" office:value="121">
            <text:p>121</text:p>
          </table:table-cell>
          <table:table-cell table:style-name="ACE-1" office:value-type="string">
            <text:p>Casa (no Largo de Brotas)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Benjamim Pereira Marinh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8">
            <text:p>38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Largo de Brotas</text:p>
          </table:table-cell>
          <table:table-cell table:style-name="ACE-1" office:value-type="string">
            <text:p>José Joaquim de Santa Terez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4">
            <text:p>24</text:p>
          </table:table-cell>
          <table:table-cell table:style-name="ACE-1" office:value-type="float" office:value="76">
            <text:p>76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Lucaia</text:p>
          </table:table-cell>
          <table:table-cell table:style-name="ACE-1" office:value-type="string">
            <text:p>Bernardino de Sena Mor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Terras (no 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Caetano Rodrigues Banh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float" office:value="64">
            <text:p>64</text:p>
          </table:table-cell>
          <table:table-cell table:style-name="ACE-1" office:value-type="string">
            <text:p>Terrenos (Matatú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Gemeniano Lopes Perdigã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8">
            <text:p>28</text:p>
          </table:table-cell>
          <table:table-cell table:style-name="ACE-1" office:value-type="float" office:value="91">
            <text:p>91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ria Isabel do Ó Freire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2">
            <text:p>32</text:p>
          </table:table-cell>
          <table:table-cell table:style-name="ACE-1" office:value-type="float" office:value="104">
            <text:p>104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Custodia Angela Marinh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9">
            <text:p>39</text:p>
          </table:table-cell>
          <table:table-cell table:style-name="ACE-1" office:value-type="float" office:value="128">
            <text:p>128</text:p>
          </table:table-cell>
          <table:table-cell table:style-name="ACE-1" office:value-type="string">
            <text:p>Terrenos (no 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Francisco Antonio do Espirito Sant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0v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Terrenos (Matatú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ão José Lin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1v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Terrenos (Matatú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nuel Zacharias de Santa Isabe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4v</text:p>
          </table:table-cell>
          <table:table-cell table:style-name="ACE-1" office:value-type="float" office:value="47">
            <text:p>47</text:p>
          </table:table-cell>
          <table:table-cell table:style-name="ACE-1" office:value-type="string">
            <text:p>Terras (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sé de Barros Rei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5v</text:p>
          </table:table-cell>
          <table:table-cell table:style-name="ACE-1" office:value-type="float" office:value="49">
            <text:p>49</text:p>
          </table:table-cell>
          <table:table-cell table:style-name="ACE-1" office:value-type="string">
            <text:p>Terrenos (no Matatu)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Ana Ribeir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7v</text:p>
          </table:table-cell>
          <table:table-cell table:style-name="ACE-1" office:value-type="float" office:value="21">
            <text:p>21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Matatu</text:p>
          </table:table-cell>
          <table:table-cell table:style-name="ACE-1" office:value-type="string">
            <text:p>Josefa Catarina de Souza Arra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5">
            <text:p>3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Terrenos (no Matatu Grande)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Cipriano Freire de Carvalho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24v</text:p>
          </table:table-cell>
          <table:table-cell table:style-name="ACE-1" office:value-type="float" office:value="79">
            <text:p>79</text:p>
          </table:table-cell>
          <table:table-cell table:style-name="ACE-1" office:value-type="string">
            <text:p>Terreno (Matatu Grande)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sé Hermogenes da Costa de Fari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28v</text:p>
          </table:table-cell>
          <table:table-cell table:style-name="ACE-1" office:value-type="float" office:value="93">
            <text:p>93</text:p>
          </table:table-cell>
          <table:table-cell table:style-name="ACE-1" office:value-type="string">
            <text:p>Matatu Grande (Fazenda)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sé Antonio Pint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8v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8v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Matatu Grande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Joaquim do Vale Cabra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de Macêdo Junior e Cosme de Macêdo Junior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Salustiano Israe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float" office:value="58">
            <text:p>58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Feliciano Primo Ferr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9">
            <text:p>19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Escolastica Maria de Santa An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Antonio Joaquim da Cost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1">
            <text:p>21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cario da Silv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2">
            <text:p>22</text:p>
          </table:table-cell>
          <table:table-cell table:style-name="ACE-1" office:value-type="float" office:value="71">
            <text:p>71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Henrique Francisco de Oliv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8">
            <text:p>28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Terreno (no 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Vicente Ferreira de Santana e irmã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float" office:value="98">
            <text:p>98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Patricio Xavier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string">
            <text:p>98 A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Patricio Xavier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1">
            <text:p>31</text:p>
          </table:table-cell>
          <table:table-cell table:style-name="ACE-1" office:value-type="float" office:value="101">
            <text:p>101</text:p>
          </table:table-cell>
          <table:table-cell table:style-name="ACE-1" office:value-type="string">
            <text:p>Terreno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Joaquim Antonio Pereira Barret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1v</text:p>
          </table:table-cell>
          <table:table-cell table:style-name="ACE-1" office:value-type="float" office:value="68">
            <text:p>68</text:p>
          </table:table-cell>
          <table:table-cell table:style-name="ACE-1" office:value-type="string">
            <text:p>Terrenos (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Francisca Romualda dos Sant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4v</text:p>
          </table:table-cell>
          <table:table-cell table:style-name="ACE-1" office:value-type="float" office:value="78">
            <text:p>78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Joaquim dos Sant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5v</text:p>
          </table:table-cell>
          <table:table-cell table:style-name="ACE-1" office:value-type="float" office:value="82">
            <text:p>82</text:p>
          </table:table-cell>
          <table:table-cell table:style-name="ACE-1" office:value-type="string">
            <text:p>Terrenos (no 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do Bonfim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6v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Domingos Inacio da Conceição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27v</text:p>
          </table:table-cell>
          <table:table-cell table:style-name="ACE-1" office:value-type="float" office:value="89">
            <text:p>89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ria dos Santos Alves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string">
            <text:p>29v</text:p>
          </table:table-cell>
          <table:table-cell table:style-name="ACE-1" office:value-type="float" office:value="97">
            <text:p>97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Patricio Xavier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7v</text:p>
          </table:table-cell>
          <table:table-cell table:style-name="ACE-1" office:value-type="float" office:value="122">
            <text:p>122</text:p>
          </table:table-cell>
          <table:table-cell table:style-name="ACE-1" office:value-type="string">
            <text:p>Matatu Pequeno (Roça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Braz Balthazar da Silv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8v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Terras (no Matatu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Tomé Mamede de Jesu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9v</text:p>
          </table:table-cell>
          <table:table-cell table:style-name="ACE-1" office:value-type="float" office:value="29">
            <text:p>29</text:p>
          </table:table-cell>
          <table:table-cell table:style-name="ACE-1" office:value-type="string">
            <text:p>Terrenos (Matatú Pequeno)</text:p>
          </table:table-cell>
          <table:table-cell table:style-name="ACE-1" office:value-type="string">
            <text:p>Matatu Pequeno</text:p>
          </table:table-cell>
          <table:table-cell table:style-name="ACE-1" office:value-type="string">
            <text:p>Manuel de Maced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1">
            <text:p>31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José Joaquim de Santa Terez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6v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Pitangueiras</text:p>
          </table:table-cell>
          <table:table-cell table:style-name="ACE-1" office:value-type="string">
            <text:p>Felisardo Jeronimo Soares (Padre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2">
          <table:table-cell table:style-name="ACE-1" office:value-type="float" office:value="38">
            <text:p>38</text:p>
          </table:table-cell>
          <table:table-cell table:style-name="ACE-1" office:value-type="float" office:value="124">
            <text:p>124</text:p>
          </table:table-cell>
          <table:table-cell table:style-name="ACE-1" office:value-type="string">
            <text:p>Pituba (Fazenda)</text:p>
          </table:table-cell>
          <table:table-cell table:style-name="ACE-1" office:value-type="string">
            <text:p>Pituba</text:p>
          </table:table-cell>
          <table:table-cell table:style-name="ACE-1" office:value-type="string">
            <text:p>Viscondessa do Rio Vermelho, ou seu filho, Barão do Rio Vermelh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51">
            <text:p>51</text:p>
          </table:table-cell>
          <table:table-cell table:style-name="ACE-1" office:value-type="string">
            <text:p>Terreno (Na Quinta das Brotas)</text:p>
          </table:table-cell>
          <table:table-cell table:style-name="ACE-1" office:value-type="string">
            <text:p>Quinta das Beatas</text:p>
          </table:table-cell>
          <table:table-cell table:style-name="ACE-1" office:value-type="string">
            <text:p>José Ricardo da Silva Ter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9v</text:p>
          </table:table-cell>
          <table:table-cell table:style-name="ACE-1" office:value-type="float" office:value="129">
            <text:p>129</text:p>
          </table:table-cell>
          <table:table-cell table:style-name="ACE-1" office:value-type="string">
            <text:p>Quinta das Brotas (Fazenda)</text:p>
          </table:table-cell>
          <table:table-cell table:style-name="ACE-1" office:value-type="string">
            <text:p>Quinta das Beatas</text:p>
          </table:table-cell>
          <table:table-cell table:style-name="ACE-1" office:value-type="string">
            <text:p>Jacinto Muniz Barret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40v</text:p>
          </table:table-cell>
          <table:table-cell table:style-name="ACE-1" office:value-type="float" office:value="134">
            <text:p>134</text:p>
          </table:table-cell>
          <table:table-cell table:style-name="ACE-1" office:value-type="string">
            <text:p>Quinta das Beatas (Fazenda)</text:p>
          </table:table-cell>
          <table:table-cell table:style-name="ACE-1" office:value-type="string">
            <text:p>Quinta das Beatas</text:p>
          </table:table-cell>
          <table:table-cell table:style-name="ACE-1" office:value-type="string">
            <text:p>Ana Maria Madalena Rejente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Terrenos (estrada da rua da Vala)</text:p>
          </table:table-cell>
          <table:table-cell table:style-name="ACE-1" office:value-type="string">
            <text:p>Rua da Vala</text:p>
          </table:table-cell>
          <table:table-cell table:style-name="ACE-1" office:value-type="string">
            <text:p>João da Silva Lop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7">
            <text:p>37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Terras (Sangradouro)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José Rodrigues de Figueired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41">
            <text:p>41</text:p>
          </table:table-cell>
          <table:table-cell table:style-name="ACE-1" office:value-type="float" office:value="136">
            <text:p>136</text:p>
          </table:table-cell>
          <table:table-cell table:style-name="ACE-1" office:value-type="string">
            <text:p>Terreno (no alto do Sangradouro)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Francisco Gomes de Castro Dr.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19v</text:p>
          </table:table-cell>
          <table:table-cell table:style-name="ACE-1" office:value-type="float" office:value="63">
            <text:p>63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Egidio Pire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1v</text:p>
          </table:table-cell>
          <table:table-cell table:style-name="ACE-1" office:value-type="float" office:value="69">
            <text:p>69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Manuel Agostinho Cruz e Mel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1v</text:p>
          </table:table-cell>
          <table:table-cell table:style-name="ACE-1" office:value-type="float" office:value="103">
            <text:p>103</text:p>
          </table:table-cell>
          <table:table-cell table:style-name="ACE-1" office:value-type="string">
            <text:p>Terrenos (No Sangradouro)</text:p>
          </table:table-cell>
          <table:table-cell table:style-name="ACE-1" office:value-type="string">
            <text:p>Sangradouro</text:p>
          </table:table-cell>
          <table:table-cell table:style-name="ACE-1" office:value-type="string">
            <text:p>Joaquim Olavo da Silva Rebelo (Tenente Coronel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6">
            <text:p>36</text:p>
          </table:table-cell>
          <table:table-cell table:style-name="ACE-1" office:value-type="float" office:value="119">
            <text:p>119</text:p>
          </table:table-cell>
          <table:table-cell table:style-name="ACE-1" office:value-type="string">
            <text:p>Santa Cruz (Fazenda)</text:p>
          </table:table-cell>
          <table:table-cell table:style-name="ACE-1" office:value-type="string">
            <text:p>Santa Cruz</text:p>
          </table:table-cell>
          <table:table-cell table:style-name="ACE-1" office:value-type="string">
            <text:p>Antonio Joaquim da Silva e Abreu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133">
            <text:p>133</text:p>
          </table:table-cell>
          <table:table-cell table:style-name="ACE-1" office:value-type="string">
            <text:p>Torre (Roça)</text:p>
          </table:table-cell>
          <table:table-cell table:style-name="ACE-1" office:value-type="string">
            <text:p>Torre</text:p>
          </table:table-cell>
          <table:table-cell table:style-name="ACE-1" office:value-type="string">
            <text:p>Francisco Pires de Carvalho Albuquerque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2v</text:p>
          </table:table-cell>
          <table:table-cell table:style-name="ACE-1" office:value-type="float" office:value="72">
            <text:p>72</text:p>
          </table:table-cell>
          <table:table-cell table:style-name="ACE-1" office:value-type="string">
            <text:p>Terrenos</text:p>
          </table:table-cell>
          <table:table-cell table:style-name="ACE-1" office:value-type="string">
            <text:p>Torre</text:p>
          </table:table-cell>
          <table:table-cell table:style-name="ACE-1" office:value-type="string">
            <text:p>Antonia Francisca Leopoldina de Novais Barata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131">
            <text:p>131</text:p>
          </table:table-cell>
          <table:table-cell table:style-name="ACE-1" office:value-type="string">
            <text:p>Ubarana (Fazenda)</text:p>
          </table:table-cell>
          <table:table-cell table:style-name="ACE-1" office:value-type="string">
            <text:p>Ubarana</text:p>
          </table:table-cell>
          <table:table-cell table:style-name="ACE-1" office:value-type="string">
            <text:p>Manuel Inacio de Barros Paim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Montivideo</text:p>
          </table:table-cell>
          <table:table-cell table:style-name="ACE-1"/>
          <table:table-cell table:style-name="ACE-1" office:value-type="string">
            <text:p>Antonio Mendes Junior e irmã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Mineiro</text:p>
          </table:table-cell>
          <table:table-cell table:style-name="ACE-1"/>
          <table:table-cell table:style-name="ACE-1" office:value-type="string">
            <text:p>Evaristo Ladislau e Silva (Dr. Coronel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9">
            <text:p>29</text:p>
          </table:table-cell>
          <table:table-cell table:style-name="ACE-1" office:value-type="float" office:value="94">
            <text:p>94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Antonio Ramos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29">
            <text:p>29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aria do Sacrament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float" office:value="109">
            <text:p>109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ichelina Ladislau e Silv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float" office:value="132">
            <text:p>132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anuel José de Santana (Cirurgião Mor)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41">
            <text:p>41</text:p>
          </table:table-cell>
          <table:table-cell table:style-name="ACE-1" office:value-type="float" office:value="137">
            <text:p>137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Maria Joaquina do Espirito Sant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float" office:value="42">
            <text:p>42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Palacete</text:p>
          </table:table-cell>
          <table:table-cell table:style-name="ACE-1"/>
          <table:table-cell table:style-name="ACE-1" office:value-type="string">
            <text:p>Firmino Pacifico Duarte Gameleir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29v</text:p>
          </table:table-cell>
          <table:table-cell table:style-name="ACE-1" office:value-type="float" office:value="96">
            <text:p>96</text:p>
          </table:table-cell>
          <table:table-cell table:style-name="ACE-1" office:value-type="string">
            <text:p>Terreno</text:p>
          </table:table-cell>
          <table:table-cell table:style-name="ACE-1"/>
          <table:table-cell table:style-name="ACE-1" office:value-type="string">
            <text:p>Antonio Monteiro de Carvalho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6v</text:p>
          </table:table-cell>
          <table:table-cell table:style-name="ACE-1" office:value-type="string">
            <text:p>119 A</text:p>
          </table:table-cell>
          <table:table-cell table:style-name="ACE-1" office:value-type="string">
            <text:p>Alagôa</text:p>
          </table:table-cell>
          <table:table-cell table:style-name="ACE-1"/>
          <table:table-cell table:style-name="ACE-1" office:value-type="string">
            <text:p>José Alves do Amaral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39v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José Luis da Rocha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40v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Angelo Francisco de Andrade</text:p>
          </table:table-cell>
          <table:table-cell table:number-columns-repeated="2" table:style-name="ACE-3"/>
          <table:table-cell table:style-name="ACE-5" office:value-type="string">
            <text:p/>
          </table:table-cell>
          <table:table-cell table:style-name="ACE-5" office:value-type="string">
            <text:p/>
          </table:table-cell>
          <table:table-cell table:number-columns-repeated="119" table:style-name="ACE-3"/>
        </table:table-row>
        <table:table-row table:style-name="AROW-1">
          <table:table-cell table:style-name="ACE-1" office:value-type="string">
            <text:p>41v</text:p>
          </table:table-cell>
          <table:table-cell table:style-name="ACE-1" office:value-type="float" office:value="138">
            <text:p>138</text:p>
          </table:table-cell>
          <table:table-cell table:style-name="ACE-1" office:value-type="string">
            <text:p>Terrenos</text:p>
          </table:table-cell>
          <table:table-cell table:style-name="ACE-1"/>
          <table:table-cell table:style-name="ACE-1" office:value-type="string">
            <text:p>Joaquim José de Santana Gomes por seus cunhados</text:p>
          </table:table-cell>
          <table:table-cell table:number-columns-repeated="2" table:style-name="ACE-3"/>
          <table:table-cell table:number-columns-repeated="2" table:style-name="ACE-5"/>
          <table:table-cell table:number-columns-repeated="119" table:style-name="ACE-3"/>
        </table:table-row>
        <table:table-row table:style-name="AROW-0" table:number-rows-repeated="101">
          <table:table-cell table:number-columns-repeated="128" table:style-name="ACE-3"/>
        </table:table-row>
        <table:named-expressions>
          <table:named-expression table:name="Print_Area" table:expression="of:=#REF!" table:base-cell-address="$'Livro 1858-1863'.$A$1"/>
          <table:named-expression table:name="Sheet_Title" table:expression="of:=&quot;Livro 1858-1863&quot;" table:base-cell-address="$'Livro 1858-1863'.$A$1"/>
        </table:named-expressions>
        <gnm:selections gnm:cursor-col="3" gnm:cursor-row="125">
          <gnm:selection gnm:start-col="3" gnm:start-row="125" gnm:end-col="3" gnm:end-row="125"/>
        </gnm:selections>
      </table:table>
      <table:table table:name="Registro 1886-1891" table:style-name="ta-1" table:print="true">
        <office:forms form:automatic-focus="false" form:apply-design-mode="false">
          <form:form/>
        </office:forms>
        <table:table-column table:default-cell-style-name="ACE-9" table:style-name="ACOL-5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0" table:number-columns-repeated="125"/>
        <table:table-row table:style-name="AROW-4">
          <table:table-cell table:style-name="ACE-7" office:value-type="string">
            <text:p>Décima urbana 1886-1891</text:p>
          </table:table-cell>
          <table:table-cell table:style-name="ACE-7"/>
          <table:table-cell table:style-name="ACE-10"/>
          <table:table-cell table:number-columns-repeated="125" table:style-name="ACE-9"/>
        </table:table-row>
        <table:table-row table:style-name="AROW-0">
          <table:table-cell table:number-columns-repeated="2" table:style-name="ACE-7"/>
          <table:table-cell table:style-name="ACE-10"/>
          <table:table-cell table:number-columns-repeated="125" table:style-name="ACE-9"/>
        </table:table-row>
        <table:table-row table:style-name="AROW-4">
          <table:table-cell table:style-name="ACE-8" office:value-type="string">
            <text:p>Logradouro</text:p>
          </table:table-cell>
          <table:table-cell table:style-name="ACE-8" office:value-type="string">
            <text:p>Total de imóveis cadastrados</text:p>
          </table:table-cell>
          <table:table-cell table:style-name="ACE-11" office:value-type="string">
            <text:p>% da freguesia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(sem nome)</text:p>
          </table:table-cell>
          <table:table-cell table:style-name="ACE-7" office:value-type="float" office:value="25">
            <text:p>25</text:p>
          </table:table-cell>
          <table:table-cell table:style-name="ACE-10" table:formula="of:=[.B4]/[.B33]" office:value-type="float" office:value="0.07716049382716049">
            <text:p>7,72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a Quinta das Beatas</text:p>
          </table:table-cell>
          <table:table-cell table:style-name="ACE-7" office:value-type="float" office:value="8">
            <text:p>8</text:p>
          </table:table-cell>
          <table:table-cell table:style-name="ACE-10" table:formula="of:=[.B5]/[.B33]" office:value-type="float" office:value="0.024691358024691357">
            <text:p>2,47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Quinta das Beatas</text:p>
          </table:table-cell>
          <table:table-cell table:style-name="ACE-7" office:value-type="float" office:value="6">
            <text:p>6</text:p>
          </table:table-cell>
          <table:table-cell table:style-name="ACE-10" table:formula="of:=[.B6]/[.B33]" office:value-type="float" office:value="0.018518518518518517">
            <text:p>1,85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Matatu Pequeno</text:p>
          </table:table-cell>
          <table:table-cell table:style-name="ACE-7" office:value-type="float" office:value="24">
            <text:p>24</text:p>
          </table:table-cell>
          <table:table-cell table:style-name="ACE-10" table:formula="of:=[.B7]/[.B33]" office:value-type="float" office:value="0.07407407407407407">
            <text:p>7,41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Matatu Grande</text:p>
          </table:table-cell>
          <table:table-cell table:style-name="ACE-7" office:value-type="float" office:value="38">
            <text:p>38</text:p>
          </table:table-cell>
          <table:table-cell table:style-name="ACE-10" table:formula="of:=[.B8]/[.B33]" office:value-type="float" office:value="0.11728395061728394">
            <text:p>11,7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para a Casa da Pólvora</text:p>
          </table:table-cell>
          <table:table-cell table:style-name="ACE-7" office:value-type="float" office:value="4">
            <text:p>4</text:p>
          </table:table-cell>
          <table:table-cell table:style-name="ACE-10" table:formula="of:=[.B9]/[.B33]" office:value-type="float" office:value="0.012345679012345678">
            <text:p>1,2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o Engenho Velho</text:p>
          </table:table-cell>
          <table:table-cell table:style-name="ACE-7" office:value-type="float" office:value="8">
            <text:p>8</text:p>
          </table:table-cell>
          <table:table-cell table:style-name="ACE-10" table:formula="of:=[.B10]/[.B33]" office:value-type="float" office:value="0.024691358024691357">
            <text:p>2,47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Boa Vista</text:p>
          </table:table-cell>
          <table:table-cell table:style-name="ACE-7" office:value-type="float" office:value="8">
            <text:p>8</text:p>
          </table:table-cell>
          <table:table-cell table:style-name="ACE-10" table:formula="of:=[.B11]/[.B33]" office:value-type="float" office:value="0.024691358024691357">
            <text:p>2,47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Ladeira da Boa Vista</text:p>
          </table:table-cell>
          <table:table-cell table:style-name="ACE-7" office:value-type="float" office:value="2">
            <text:p>2</text:p>
          </table:table-cell>
          <table:table-cell table:style-name="ACE-10" table:formula="of:=[.B12]/[.B33]" office:value-type="float" office:value="0.0061728395061728392">
            <text:p>0,62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Ladeira do Acú</text:p>
          </table:table-cell>
          <table:table-cell table:style-name="ACE-7" office:value-type="float" office:value="2">
            <text:p>2</text:p>
          </table:table-cell>
          <table:table-cell table:style-name="ACE-10" table:formula="of:=[.B13]/[.B33]" office:value-type="float" office:value="0.0061728395061728392">
            <text:p>0,62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o Acú</text:p>
          </table:table-cell>
          <table:table-cell table:style-name="ACE-7" office:value-type="float" office:value="13">
            <text:p>13</text:p>
          </table:table-cell>
          <table:table-cell table:style-name="ACE-10" table:formula="of:=[.B14]/[.B33]" office:value-type="float" office:value="0.040123456790123455">
            <text:p>4,01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Largo do Acú</text:p>
          </table:table-cell>
          <table:table-cell table:style-name="ACE-7" office:value-type="float" office:value="2">
            <text:p>2</text:p>
          </table:table-cell>
          <table:table-cell table:style-name="ACE-10" table:formula="of:=[.B15]/[.B33]" office:value-type="float" office:value="0.0061728395061728392">
            <text:p>0,62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o Acú para a 2 de Julho</text:p>
          </table:table-cell>
          <table:table-cell table:style-name="ACE-7" office:value-type="float" office:value="5">
            <text:p>5</text:p>
          </table:table-cell>
          <table:table-cell table:style-name="ACE-10" table:formula="of:=[.B16]/[.B33]" office:value-type="float" office:value="0.015432098765432098">
            <text:p>1,54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e Brotas</text:p>
          </table:table-cell>
          <table:table-cell table:style-name="ACE-7" office:value-type="float" office:value="15">
            <text:p>15</text:p>
          </table:table-cell>
          <table:table-cell table:style-name="ACE-10" table:formula="of:=[.B17]/[.B33]" office:value-type="float" office:value="0.046296296296296294">
            <text:p>4,6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a Cruz das Almas</text:p>
          </table:table-cell>
          <table:table-cell table:style-name="ACE-7" office:value-type="float" office:value="14">
            <text:p>14</text:p>
          </table:table-cell>
          <table:table-cell table:style-name="ACE-10" table:formula="of:=[.B18]/[.B33]" office:value-type="float" office:value="0.043209876543209874">
            <text:p>4,32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Largo de Brotas</text:p>
          </table:table-cell>
          <table:table-cell table:style-name="ACE-7" office:value-type="float" office:value="39">
            <text:p>39</text:p>
          </table:table-cell>
          <table:table-cell table:style-name="ACE-10" table:formula="of:=[.B19]/[.B33]" office:value-type="float" office:value="0.12037037037037036">
            <text:p>12,04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para a Cruz da Redenção</text:p>
          </table:table-cell>
          <table:table-cell table:style-name="ACE-7" office:value-type="float" office:value="4">
            <text:p>4</text:p>
          </table:table-cell>
          <table:table-cell table:style-name="ACE-10" table:formula="of:=[.B20]/[.B33]" office:value-type="float" office:value="0.012345679012345678">
            <text:p>1,2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Largo da Cruz da Redenção</text:p>
          </table:table-cell>
          <table:table-cell table:style-name="ACE-7" office:value-type="float" office:value="4">
            <text:p>4</text:p>
          </table:table-cell>
          <table:table-cell table:style-name="ACE-10" table:formula="of:=[.B21]/[.B33]" office:value-type="float" office:value="0.012345679012345678">
            <text:p>1,2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Campina</text:p>
          </table:table-cell>
          <table:table-cell table:style-name="ACE-7" office:value-type="float" office:value="2">
            <text:p>2</text:p>
          </table:table-cell>
          <table:table-cell table:style-name="ACE-10" table:formula="of:=[.B22]/[.B33]" office:value-type="float" office:value="0.0061728395061728392">
            <text:p>0,62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Candeal</text:p>
          </table:table-cell>
          <table:table-cell table:style-name="ACE-7" office:value-type="float" office:value="3">
            <text:p>3</text:p>
          </table:table-cell>
          <table:table-cell table:style-name="ACE-10" table:formula="of:=[.B23]/[.B33]" office:value-type="float" office:value="0.0092592592592592587">
            <text:p>0,9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Mariquita</text:p>
          </table:table-cell>
          <table:table-cell table:style-name="ACE-7" office:value-type="float" office:value="65">
            <text:p>65</text:p>
          </table:table-cell>
          <table:table-cell table:style-name="ACE-10" table:formula="of:=[.B24]/[.B33]" office:value-type="float" office:value="0.20061728395061729">
            <text:p>20,06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o Sangradouro para o Matatu</text:p>
          </table:table-cell>
          <table:table-cell table:style-name="ACE-7" office:value-type="float" office:value="11">
            <text:p>11</text:p>
          </table:table-cell>
          <table:table-cell table:style-name="ACE-10" table:formula="of:=[.B25]/[.B33]" office:value-type="float" office:value="0.033950617283950615">
            <text:p>3,40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Alto do Sangradouro</text:p>
          </table:table-cell>
          <table:table-cell table:style-name="ACE-7" office:value-type="float" office:value="4">
            <text:p>4</text:p>
          </table:table-cell>
          <table:table-cell table:style-name="ACE-10" table:formula="of:=[.B26]/[.B33]" office:value-type="float" office:value="0.012345679012345678">
            <text:p>1,23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da Ubarana</text:p>
          </table:table-cell>
          <table:table-cell table:style-name="ACE-7" office:value-type="float" office:value="1">
            <text:p>1</text:p>
          </table:table-cell>
          <table:table-cell table:style-name="ACE-10" table:formula="of:=[.B27]/[.B33]" office:value-type="float" office:value="0.0030864197530864196">
            <text:p>0,31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Pomar</text:p>
          </table:table-cell>
          <table:table-cell table:style-name="ACE-7" office:value-type="float" office:value="5">
            <text:p>5</text:p>
          </table:table-cell>
          <table:table-cell table:style-name="ACE-10" table:formula="of:=[.B28]/[.B33]" office:value-type="float" office:value="0.015432098765432098">
            <text:p>1,54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Lagoa</text:p>
          </table:table-cell>
          <table:table-cell table:style-name="ACE-7" office:value-type="float" office:value="1">
            <text:p>1</text:p>
          </table:table-cell>
          <table:table-cell table:style-name="ACE-10" table:formula="of:=[.B29]/[.B33]" office:value-type="float" office:value="0.0030864197530864196">
            <text:p>0,31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Estrada para a Armação</text:p>
          </table:table-cell>
          <table:table-cell table:style-name="ACE-7" office:value-type="float" office:value="7">
            <text:p>7</text:p>
          </table:table-cell>
          <table:table-cell table:style-name="ACE-10" table:formula="of:=[.B30]/[.B33]" office:value-type="float" office:value="0.021604938271604937">
            <text:p>2,16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Várzea de Santo Antônio</text:p>
          </table:table-cell>
          <table:table-cell table:style-name="ACE-7" office:value-type="float" office:value="1">
            <text:p>1</text:p>
          </table:table-cell>
          <table:table-cell table:style-name="ACE-10" table:formula="of:=[.B31]/[.B33]" office:value-type="float" office:value="0.0030864197530864196">
            <text:p>0,31%</text:p>
          </table:table-cell>
          <table:table-cell table:number-columns-repeated="125" table:style-name="ACE-9"/>
        </table:table-row>
        <table:table-row table:style-name="AROW-4">
          <table:table-cell table:style-name="ACE-7" office:value-type="string">
            <text:p>Armação</text:p>
          </table:table-cell>
          <table:table-cell table:style-name="ACE-7" office:value-type="float" office:value="3">
            <text:p>3</text:p>
          </table:table-cell>
          <table:table-cell table:style-name="ACE-10" table:formula="of:=[.B32]/[.B33]" office:value-type="float" office:value="0.0092592592592592587">
            <text:p>0,93%</text:p>
          </table:table-cell>
          <table:table-cell table:number-columns-repeated="125" table:style-name="ACE-9"/>
        </table:table-row>
        <table:table-row table:style-name="AROW-4">
          <table:table-cell table:style-name="ACE-8" office:value-type="string">
            <text:p>TOTAL</text:p>
          </table:table-cell>
          <table:table-cell table:style-name="ACE-8" table:formula="of:=SUM([.B4:.B32])" office:value-type="float" office:value="324">
            <text:p>324</text:p>
          </table:table-cell>
          <table:table-cell table:style-name="ACE-11" table:formula="of:=SUM([.C5:.C32])" office:value-type="float" office:value="0.9228395061728395">
            <text:p>92,28%</text:p>
          </table:table-cell>
          <table:table-cell table:number-columns-repeated="125" table:style-name="ACE-9"/>
        </table:table-row>
        <table:table-row table:style-name="AROW-0" table:number-rows-repeated="95">
          <table:table-cell table:number-columns-repeated="128"/>
        </table:table-row>
        <table:named-expressions>
          <table:named-expression table:name="Print_Area" table:expression="of:=#REF!" table:base-cell-address="$'Registro 1886-1891'.$A$1"/>
          <table:named-expression table:name="Sheet_Title" table:expression="of:=&quot;Registro 1886-1891&quot;" table:base-cell-address="$'Registro 1886-1891'.$A$1"/>
        </table:named-expressions>
        <gnm:selections gnm:cursor-col="3" gnm:cursor-row="16">
          <gnm:selection gnm:start-col="3" gnm:start-row="16" gnm:end-col="3" gnm:end-row="16"/>
        </gnm:selections>
      </table:table>
      <table:table table:name="Soma 1858-1863" table:style-name="ta-2" table:print="true">
        <office:forms form:automatic-focus="false" form:apply-design-mode="false">
          <form:form/>
        </office:forms>
        <table:table-column table:default-cell-style-name="ACE-12" table:style-name="ACOL-8"/>
        <table:table-column table:default-cell-style-name="ACE-12" table:style-name="ACOL-9"/>
        <table:table-column table:default-cell-style-name="ACE-12" table:style-name="ACOL-10"/>
        <table:table-column table:default-cell-style-name="ACE-12" table:style-name="ACOL-0" table:number-columns-repeated="125"/>
        <table:table-row table:style-name="AROW-1" table:number-rows-repeated="2">
          <table:table-cell table:number-columns-repeated="2" table:style-name="ACE-12"/>
          <table:table-cell table:style-name="ACE-14"/>
          <table:table-cell table:number-columns-repeated="125" table:style-name="ACE-12"/>
        </table:table-row>
        <table:table-row table:style-name="AROW-1">
          <table:table-cell table:style-name="ACE-13" office:value-type="string">
            <text:p>Localidade</text:p>
          </table:table-cell>
          <table:table-cell table:style-name="ACE-13" office:value-type="string">
            <text:p>Imóveis (1858-1862)</text:p>
          </table:table-cell>
          <table:table-cell table:style-name="ACE-15" office:value-type="string">
            <text:p>% do total</text:p>
          </table:table-cell>
          <table:table-cell table:number-columns-repeated="125" table:style-name="ACE-16"/>
        </table:table-row>
        <table:table-row table:style-name="AROW-5">
          <table:table-cell table:style-name="ACE-12" office:value-type="string">
            <text:p>Acupe</text:p>
          </table:table-cell>
          <table:table-cell table:style-name="ACE-12" office:value-type="float" office:value="17">
            <text:p>17</text:p>
          </table:table-cell>
          <table:table-cell table:style-name="ACE-14" table:formula="of:=[.B4]/[.B29]" office:value-type="float" office:value="0.12056737588652482">
            <text:p>12,06%</text:p>
          </table:table-cell>
          <table:table-cell table:number-columns-repeated="125" table:style-name="ACE-12"/>
        </table:table-row>
        <table:table-row table:style-name="AROW-5">
          <table:table-cell table:style-name="ACE-12" office:value-type="string">
            <text:p>Alagôa</text:p>
          </table:table-cell>
          <table:table-cell table:style-name="ACE-12" office:value-type="float" office:value="1">
            <text:p>1</text:p>
          </table:table-cell>
          <table:table-cell table:style-name="ACE-14" table:formula="of:=[.B5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5">
          <table:table-cell table:style-name="ACE-12" office:value-type="string">
            <text:p>Armação</text:p>
          </table:table-cell>
          <table:table-cell table:style-name="ACE-12" office:value-type="float" office:value="1">
            <text:p>1</text:p>
          </table:table-cell>
          <table:table-cell table:style-name="ACE-14" table:formula="of:=[.B6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Beiju</text:p>
          </table:table-cell>
          <table:table-cell table:style-name="ACE-12" office:value-type="float" office:value="2">
            <text:p>2</text:p>
          </table:table-cell>
          <table:table-cell table:style-name="ACE-14" table:formula="of:=[.B7]/[.B29]" office:value-type="float" office:value="0.014184397163120567">
            <text:p>1,42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Brotas</text:p>
          </table:table-cell>
          <table:table-cell table:style-name="ACE-12" office:value-type="float" office:value="1">
            <text:p>1</text:p>
          </table:table-cell>
          <table:table-cell table:style-name="ACE-14" table:formula="of:=[.B8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Bulhões</text:p>
          </table:table-cell>
          <table:table-cell table:style-name="ACE-12" office:value-type="float" office:value="1">
            <text:p>1</text:p>
          </table:table-cell>
          <table:table-cell table:style-name="ACE-14" table:formula="of:=[.B9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Campinas</text:p>
          </table:table-cell>
          <table:table-cell table:style-name="ACE-12" office:value-type="float" office:value="7">
            <text:p>7</text:p>
          </table:table-cell>
          <table:table-cell table:style-name="ACE-14" table:formula="of:=[.B10]/[.B29]" office:value-type="float" office:value="0.049645390070921988">
            <text:p>4,96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Candeal</text:p>
          </table:table-cell>
          <table:table-cell table:style-name="ACE-12" office:value-type="float" office:value="3">
            <text:p>3</text:p>
          </table:table-cell>
          <table:table-cell table:style-name="ACE-14" table:formula="of:=[.B11]/[.B29]" office:value-type="float" office:value="0.021276595744680851">
            <text:p>2,13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Cruz da Redenção</text:p>
          </table:table-cell>
          <table:table-cell table:style-name="ACE-12" office:value-type="float" office:value="4">
            <text:p>4</text:p>
          </table:table-cell>
          <table:table-cell table:style-name="ACE-14" table:formula="of:=[.B12]/[.B29]" office:value-type="float" office:value="0.028368794326241134">
            <text:p>2,84%</text:p>
          </table:table-cell>
          <table:table-cell table:number-columns-repeated="125" table:style-name="ACE-12"/>
        </table:table-row>
        <table:table-row table:style-name="AROW-5">
          <table:table-cell table:style-name="ACE-12" office:value-type="string">
            <text:p>Cruz das Almas / Estrada Brotas-Rio Vermelho</text:p>
          </table:table-cell>
          <table:table-cell table:style-name="ACE-12" office:value-type="float" office:value="7">
            <text:p>7</text:p>
          </table:table-cell>
          <table:table-cell table:style-name="ACE-14" table:formula="of:=[.B13]/[.B29]" office:value-type="float" office:value="0.049645390070921988">
            <text:p>4,96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Engenho Velho / Boa Vista</text:p>
          </table:table-cell>
          <table:table-cell table:style-name="ACE-12" office:value-type="float" office:value="6">
            <text:p>6</text:p>
          </table:table-cell>
          <table:table-cell table:style-name="ACE-14" table:formula="of:=[.B14]/[.B29]" office:value-type="float" office:value="0.042553191489361701">
            <text:p>4,26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Estrada da União</text:p>
          </table:table-cell>
          <table:table-cell table:style-name="ACE-12" office:value-type="float" office:value="2">
            <text:p>2</text:p>
          </table:table-cell>
          <table:table-cell table:style-name="ACE-14" table:formula="of:=[.B15]/[.B29]" office:value-type="float" office:value="0.014184397163120567">
            <text:p>1,42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Estrada de Brotas</text:p>
          </table:table-cell>
          <table:table-cell table:style-name="ACE-12" office:value-type="float" office:value="13">
            <text:p>13</text:p>
          </table:table-cell>
          <table:table-cell table:style-name="ACE-14" table:formula="of:=[.B16]/[.B29]" office:value-type="float" office:value="0.092198581560283682">
            <text:p>9,22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Largo de Brotas</text:p>
          </table:table-cell>
          <table:table-cell table:style-name="ACE-12" office:value-type="float" office:value="5">
            <text:p>5</text:p>
          </table:table-cell>
          <table:table-cell table:style-name="ACE-14" table:formula="of:=[.B17]/[.B29]" office:value-type="float" office:value="0.035460992907801421">
            <text:p>3,55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Lucaia</text:p>
          </table:table-cell>
          <table:table-cell table:style-name="ACE-12" office:value-type="float" office:value="1">
            <text:p>1</text:p>
          </table:table-cell>
          <table:table-cell table:style-name="ACE-14" table:formula="of:=[.B18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Matatu</text:p>
          </table:table-cell>
          <table:table-cell table:style-name="ACE-12" office:value-type="float" office:value="50">
            <text:p>50</text:p>
          </table:table-cell>
          <table:table-cell table:style-name="ACE-14" table:formula="of:=[.B19]/[.B29]" office:value-type="float" office:value="0.3546099290780142">
            <text:p>35,46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Pitangueiras</text:p>
          </table:table-cell>
          <table:table-cell table:style-name="ACE-12" office:value-type="float" office:value="2">
            <text:p>2</text:p>
          </table:table-cell>
          <table:table-cell table:style-name="ACE-14" table:formula="of:=[.B20]/[.B29]" office:value-type="float" office:value="0.014184397163120567">
            <text:p>1,42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Pituba</text:p>
          </table:table-cell>
          <table:table-cell table:style-name="ACE-12" office:value-type="float" office:value="1">
            <text:p>1</text:p>
          </table:table-cell>
          <table:table-cell table:style-name="ACE-14" table:formula="of:=[.B21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Quinta das Beatas</text:p>
          </table:table-cell>
          <table:table-cell table:style-name="ACE-12" office:value-type="float" office:value="3">
            <text:p>3</text:p>
          </table:table-cell>
          <table:table-cell table:style-name="ACE-14" table:formula="of:=[.B22]/[.B29]" office:value-type="float" office:value="0.021276595744680851">
            <text:p>2,13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Rua da Vala</text:p>
          </table:table-cell>
          <table:table-cell table:style-name="ACE-12" office:value-type="float" office:value="1">
            <text:p>1</text:p>
          </table:table-cell>
          <table:table-cell table:style-name="ACE-14" table:formula="of:=[.B23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Sangradouro</text:p>
          </table:table-cell>
          <table:table-cell table:style-name="ACE-12" office:value-type="float" office:value="7">
            <text:p>7</text:p>
          </table:table-cell>
          <table:table-cell table:style-name="ACE-14" table:formula="of:=[.B24]/[.B29]" office:value-type="float" office:value="0.049645390070921988">
            <text:p>4,96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Santa Cruz</text:p>
          </table:table-cell>
          <table:table-cell table:style-name="ACE-12" office:value-type="float" office:value="1">
            <text:p>1</text:p>
          </table:table-cell>
          <table:table-cell table:style-name="ACE-14" table:formula="of:=[.B25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Torre</text:p>
          </table:table-cell>
          <table:table-cell table:style-name="ACE-12" office:value-type="float" office:value="2">
            <text:p>2</text:p>
          </table:table-cell>
          <table:table-cell table:style-name="ACE-14" table:formula="of:=[.B26]/[.B29]" office:value-type="float" office:value="0.014184397163120567">
            <text:p>1,42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Ubarana</text:p>
          </table:table-cell>
          <table:table-cell table:style-name="ACE-12" office:value-type="float" office:value="2">
            <text:p>2</text:p>
          </table:table-cell>
          <table:table-cell table:style-name="ACE-14" table:formula="of:=[.B27]/[.B29]" office:value-type="float" office:value="0.014184397163120567">
            <text:p>1,42%</text:p>
          </table:table-cell>
          <table:table-cell table:number-columns-repeated="125" table:style-name="ACE-12"/>
        </table:table-row>
        <table:table-row table:style-name="AROW-5">
          <table:table-cell table:style-name="ACE-12" office:value-type="string">
            <text:p>Várzea / Engenho de Santo Antônio</text:p>
          </table:table-cell>
          <table:table-cell table:style-name="ACE-12" office:value-type="float" office:value="1">
            <text:p>1</text:p>
          </table:table-cell>
          <table:table-cell table:style-name="ACE-14" table:formula="of:=[.B28]/[.B29]" office:value-type="float" office:value="0.0070921985815602835">
            <text:p>0,71%</text:p>
          </table:table-cell>
          <table:table-cell table:number-columns-repeated="125" table:style-name="ACE-12"/>
        </table:table-row>
        <table:table-row table:style-name="AROW-1">
          <table:table-cell table:style-name="ACE-12" office:value-type="string">
            <text:p>TOTAL</text:p>
          </table:table-cell>
          <table:table-cell table:style-name="ACE-12" table:formula="of:=SUM([.B4:.B28])" office:value-type="float" office:value="141">
            <text:p>141</text:p>
          </table:table-cell>
          <table:table-cell table:style-name="ACE-14" table:formula="of:=[.B29]/[.B29]" office:value-type="float" office:value="1">
            <text:p>100,00%</text:p>
          </table:table-cell>
          <table:table-cell table:number-columns-repeated="125" table:style-name="ACE-12"/>
        </table:table-row>
        <table:table-row table:style-name="AROW-0" table:number-rows-repeated="99">
          <table:table-cell table:number-columns-repeated="128"/>
        </table:table-row>
        <table:named-expressions>
          <table:named-expression table:name="Print_Area" table:expression="of:=#REF!" table:base-cell-address="$'Soma 1858-1863'.$A$1"/>
          <table:named-expression table:name="Sheet_Title" table:expression="of:=&quot;Soma 1858-1863&quot;" table:base-cell-address="$'Soma 1858-1863'.$A$1"/>
        </table:named-expressions>
        <gnm:selections gnm:cursor-col="2" gnm:cursor-row="3">
          <gnm:selection gnm:start-col="2" gnm:start-row="3" gnm:end-col="2" gnm:end-row="3"/>
        </gnm:selections>
      </table:table>
      <table:table table:name="Comparação" table:style-name="ta-3" table:print="true">
        <office:forms form:automatic-focus="false" form:apply-design-mode="false">
          <form:form/>
        </office:forms>
        <table:table-column table:default-cell-style-name="ACE-18" table:style-name="ACOL-11"/>
        <table:table-column table:default-cell-style-name="ACE-18" table:style-name="ACOL-9"/>
        <table:table-column table:default-cell-style-name="ACE-18" table:style-name="ACOL-10"/>
        <table:table-column table:default-cell-style-name="ACE-18" table:style-name="ACOL-9"/>
        <table:table-column table:default-cell-style-name="ACE-18" table:style-name="ACOL-10"/>
        <table:table-column table:default-cell-style-name="ACE-18" table:style-name="ACOL-1"/>
        <table:table-column table:default-cell-style-name="ACE-18" table:style-name="ACOL-12"/>
        <table:table-column table:default-cell-style-name="ACE-18" table:style-name="ACOL-0" table:number-columns-repeated="121"/>
        <table:table-row table:style-name="AROW-1">
          <table:table-cell table:style-name="ACE-17" office:value-type="string">
            <text:p>BR BAAPB – Fundo Colonial – Série Registros de Terras – Livro 4675</text:p>
          </table:table-cell>
          <table:table-cell table:style-name="ACE-18"/>
          <table:table-cell table:style-name="ACE-20"/>
          <table:table-cell table:style-name="ACE-18"/>
          <table:table-cell table:style-name="ACE-20"/>
          <table:table-cell table:style-name="ACE-18"/>
          <table:table-cell table:style-name="ACE-20"/>
          <table:table-cell table:number-columns-repeated="121" table:style-name="ACE-18"/>
        </table:table-row>
        <table:table-row table:style-name="AROW-1">
          <table:table-cell table:number-columns-repeated="2" table:style-name="ACE-18"/>
          <table:table-cell table:style-name="ACE-20"/>
          <table:table-cell table:style-name="ACE-18"/>
          <table:table-cell table:style-name="ACE-20"/>
          <table:table-cell table:style-name="ACE-18"/>
          <table:table-cell table:style-name="ACE-20"/>
          <table:table-cell table:number-columns-repeated="121" table:style-name="ACE-18"/>
        </table:table-row>
        <table:table-row table:style-name="AROW-1">
          <table:table-cell table:style-name="ACE-19" office:value-type="string">
            <text:p>Localidade</text:p>
          </table:table-cell>
          <table:table-cell table:style-name="ACE-19" office:value-type="string">
            <text:p>Imóveis (1858-1862)</text:p>
          </table:table-cell>
          <table:table-cell table:style-name="ACE-21" office:value-type="string">
            <text:p>% do total</text:p>
          </table:table-cell>
          <table:table-cell table:style-name="ACE-19" office:value-type="string">
            <text:p>Imóveis (1886-1891)</text:p>
          </table:table-cell>
          <table:table-cell table:style-name="ACE-21" office:value-type="string">
            <text:p>% do total</text:p>
          </table:table-cell>
          <table:table-cell table:style-name="ACE-19" office:value-type="string">
            <text:p>Variação</text:p>
          </table:table-cell>
          <table:table-cell table:style-name="ACE-21" office:value-type="string">
            <text:p>Variação (%)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Acupe</text:p>
          </table:table-cell>
          <table:table-cell table:style-name="ACE-18" office:value-type="float" office:value="17">
            <text:p>17</text:p>
          </table:table-cell>
          <table:table-cell table:style-name="ACE-20" table:formula="of:=[.B4]/[.B32]" office:value-type="float" office:value="0.125">
            <text:p>12,50%</text:p>
          </table:table-cell>
          <table:table-cell table:style-name="ACE-18" table:formula="of:=[$'Registro 1886-1891'.B13]+[$'Registro 1886-1891'.B14]+[$'Registro 1886-1891'.B15]+[$'Registro 1886-1891'.B16]" office:value-type="float" office:value="22">
            <text:p>22</text:p>
          </table:table-cell>
          <table:table-cell table:style-name="ACE-20" table:formula="of:=[.D4]/[.D32]" office:value-type="float" office:value="0.067484662576687116">
            <text:p>6,75%</text:p>
          </table:table-cell>
          <table:table-cell table:style-name="ACE-18" table:formula="of:=[.D4]-[.B4]" office:value-type="float" office:value="5">
            <text:p>5</text:p>
          </table:table-cell>
          <table:table-cell table:style-name="ACE-20" table:formula="of:=[.F4]/[.D4]" office:value-type="float" office:value="0.22727272727272727">
            <text:p>22,73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Alagôa</text:p>
          </table:table-cell>
          <table:table-cell table:style-name="ACE-18" office:value-type="float" office:value="1">
            <text:p>1</text:p>
          </table:table-cell>
          <table:table-cell table:style-name="ACE-20" table:formula="of:=[.B5]/[.B32]" office:value-type="float" office:value="0.0073529411764705881">
            <text:p>0,74%</text:p>
          </table:table-cell>
          <table:table-cell table:style-name="ACE-18" table:formula="of:=[$'Registro 1886-1891'.B29]" office:value-type="float" office:value="1">
            <text:p>1</text:p>
          </table:table-cell>
          <table:table-cell table:style-name="ACE-20" table:formula="of:=[.D5]/[.D32]" office:value-type="float" office:value="0.0030674846625766872">
            <text:p>0,31%</text:p>
          </table:table-cell>
          <table:table-cell table:style-name="ACE-18" table:formula="of:=[.D5]-[.B5]" office:value-type="float" office:value="0">
            <text:p>0</text:p>
          </table:table-cell>
          <table:table-cell table:style-name="ACE-20" table:formula="of:=[.F5]/[.D5]" office:value-type="float" office:value="0">
            <text:p>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Armação</text:p>
          </table:table-cell>
          <table:table-cell table:style-name="ACE-18" office:value-type="float" office:value="1">
            <text:p>1</text:p>
          </table:table-cell>
          <table:table-cell table:style-name="ACE-20" table:formula="of:=[.B6]/[.B32]" office:value-type="float" office:value="0.0073529411764705881">
            <text:p>0,74%</text:p>
          </table:table-cell>
          <table:table-cell table:style-name="ACE-18" table:formula="of:=[$'Registro 1886-1891'.B32]" office:value-type="float" office:value="3">
            <text:p>3</text:p>
          </table:table-cell>
          <table:table-cell table:style-name="ACE-20" table:formula="of:=[.D6]/[.D32]" office:value-type="float" office:value="0.009202453987730062">
            <text:p>0,92%</text:p>
          </table:table-cell>
          <table:table-cell table:style-name="ACE-18" table:formula="of:=[.D6]-[.B6]" office:value-type="float" office:value="2">
            <text:p>2</text:p>
          </table:table-cell>
          <table:table-cell table:style-name="ACE-20" table:formula="of:=[.F6]/[.D6]" office:value-type="float" office:value="0.66666666666666663">
            <text:p>66,67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Beiju / Estrada para Armação</text:p>
          </table:table-cell>
          <table:table-cell table:style-name="ACE-18" office:value-type="float" office:value="2">
            <text:p>2</text:p>
          </table:table-cell>
          <table:table-cell table:style-name="ACE-20" table:formula="of:=[.B7]/[.B32]" office:value-type="float" office:value="0.014705882352941176">
            <text:p>1,47%</text:p>
          </table:table-cell>
          <table:table-cell table:style-name="ACE-18" table:formula="of:=[$'Registro 1886-1891'.B30]" office:value-type="float" office:value="7">
            <text:p>7</text:p>
          </table:table-cell>
          <table:table-cell table:style-name="ACE-20" table:formula="of:=[.D7]/[.D32]" office:value-type="float" office:value="0.021472392638036811">
            <text:p>2,15%</text:p>
          </table:table-cell>
          <table:table-cell table:style-name="ACE-18" table:formula="of:=[.D7]-[.B7]" office:value-type="float" office:value="5">
            <text:p>5</text:p>
          </table:table-cell>
          <table:table-cell table:style-name="ACE-20" table:formula="of:=[.F7]/[.D7]" office:value-type="float" office:value="0.7142857142857143">
            <text:p>71,43%</text:p>
          </table:table-cell>
          <table:table-cell table:number-columns-repeated="121" table:style-name="ACE-18"/>
        </table:table-row>
        <table:table-row table:style-name="AROW-1">
          <table:table-cell table:style-name="ACE-18" office:value-type="string">
            <text:p>Brotas</text:p>
          </table:table-cell>
          <table:table-cell table:style-name="ACE-18" office:value-type="float" office:value="1">
            <text:p>1</text:p>
          </table:table-cell>
          <table:table-cell table:style-name="ACE-20" table:formula="of:=[.B8]/[.B32]" office:value-type="float" office:value="0.0073529411764705881">
            <text:p>0,74%</text:p>
          </table:table-cell>
          <table:table-cell table:style-name="ACE-18" office:value-type="float" office:value="1">
            <text:p>1</text:p>
          </table:table-cell>
          <table:table-cell table:style-name="ACE-20" table:formula="of:=[.D8]/[.D32]" office:value-type="float" office:value="0.0030674846625766872">
            <text:p>0,31%</text:p>
          </table:table-cell>
          <table:table-cell table:style-name="ACE-18" table:formula="of:=[.D8]-[.B8]" office:value-type="float" office:value="0">
            <text:p>0</text:p>
          </table:table-cell>
          <table:table-cell table:style-name="ACE-20" table:formula="of:=[.F8]/[.D8]" office:value-type="float" office:value="0">
            <text:p>0,00%</text:p>
          </table:table-cell>
          <table:table-cell table:number-columns-repeated="121" table:style-name="ACE-18"/>
        </table:table-row>
        <table:table-row table:style-name="AROW-1">
          <table:table-cell table:style-name="ACE-18" office:value-type="string">
            <text:p>Bulhões</text:p>
          </table:table-cell>
          <table:table-cell table:style-name="ACE-18" office:value-type="float" office:value="1">
            <text:p>1</text:p>
          </table:table-cell>
          <table:table-cell table:style-name="ACE-20" table:formula="of:=[.B9]/[.B32]" office:value-type="float" office:value="0.0073529411764705881">
            <text:p>0,74%</text:p>
          </table:table-cell>
          <table:table-cell table:style-name="ACE-18" office:value-type="float" office:value="0">
            <text:p>0</text:p>
          </table:table-cell>
          <table:table-cell table:style-name="ACE-20" table:formula="of:=[.D9]/[.D32]" office:value-type="float" office:value="0">
            <text:p>0,00%</text:p>
          </table:table-cell>
          <table:table-cell table:style-name="ACE-18" table:formula="of:=[.D9]-[.B9]" office:value-type="float" office:value="-1">
            <text:p>−1</text:p>
          </table:table-cell>
          <table:table-cell table:style-name="ACE-20" table:formula="of:=[.F9]/[.D9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Campinas</text:p>
          </table:table-cell>
          <table:table-cell table:style-name="ACE-18" office:value-type="float" office:value="7">
            <text:p>7</text:p>
          </table:table-cell>
          <table:table-cell table:style-name="ACE-20" table:formula="of:=[.B10]/[.B32]" office:value-type="float" office:value="0.051470588235294115">
            <text:p>5,15%</text:p>
          </table:table-cell>
          <table:table-cell table:style-name="ACE-18" table:formula="of:=[$'Registro 1886-1891'.B22]" office:value-type="float" office:value="2">
            <text:p>2</text:p>
          </table:table-cell>
          <table:table-cell table:style-name="ACE-20" table:formula="of:=[.D10]/[.D32]" office:value-type="float" office:value="0.0061349693251533744">
            <text:p>0,61%</text:p>
          </table:table-cell>
          <table:table-cell table:style-name="ACE-18" table:formula="of:=[.D10]-[.B10]" office:value-type="float" office:value="-5">
            <text:p>−5</text:p>
          </table:table-cell>
          <table:table-cell table:style-name="ACE-20" table:formula="of:=[.F10]/[.D10]" office:value-type="float" office:value="-2.5">
            <text:p>−25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Candeal</text:p>
          </table:table-cell>
          <table:table-cell table:style-name="ACE-18" office:value-type="float" office:value="3">
            <text:p>3</text:p>
          </table:table-cell>
          <table:table-cell table:style-name="ACE-20" table:formula="of:=[.B11]/[.B32]" office:value-type="float" office:value="0.022058823529411766">
            <text:p>2,21%</text:p>
          </table:table-cell>
          <table:table-cell table:style-name="ACE-18" table:formula="of:=[$'Registro 1886-1891'.B23]" office:value-type="float" office:value="3">
            <text:p>3</text:p>
          </table:table-cell>
          <table:table-cell table:style-name="ACE-20" table:formula="of:=[.D11]/[.D32]" office:value-type="float" office:value="0.009202453987730062">
            <text:p>0,92%</text:p>
          </table:table-cell>
          <table:table-cell table:style-name="ACE-18" table:formula="of:=[.D11]-[.B11]" office:value-type="float" office:value="0">
            <text:p>0</text:p>
          </table:table-cell>
          <table:table-cell table:style-name="ACE-20" table:formula="of:=[.F11]/[.D11]" office:value-type="float" office:value="0">
            <text:p>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Cruz da Redenção</text:p>
          </table:table-cell>
          <table:table-cell table:style-name="ACE-18" office:value-type="float" office:value="4">
            <text:p>4</text:p>
          </table:table-cell>
          <table:table-cell table:style-name="ACE-20" table:formula="of:=[.B12]/[.B32]" office:value-type="float" office:value="0.029411764705882353">
            <text:p>2,94%</text:p>
          </table:table-cell>
          <table:table-cell table:style-name="ACE-18" table:formula="of:=[$'Registro 1886-1891'.B20]+[$'Registro 1886-1891'.B21]" office:value-type="float" office:value="8">
            <text:p>8</text:p>
          </table:table-cell>
          <table:table-cell table:style-name="ACE-20" table:formula="of:=[.D12]/[.D32]" office:value-type="float" office:value="0.024539877300613498">
            <text:p>2,45%</text:p>
          </table:table-cell>
          <table:table-cell table:style-name="ACE-18" table:formula="of:=[.D12]-[.B12]" office:value-type="float" office:value="4">
            <text:p>4</text:p>
          </table:table-cell>
          <table:table-cell table:style-name="ACE-20" table:formula="of:=[.F12]/[.D12]" office:value-type="float" office:value="0.5">
            <text:p>5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Cruz das Almas / Brotas-Rio Vermelho</text:p>
          </table:table-cell>
          <table:table-cell table:style-name="ACE-18" office:value-type="float" office:value="7">
            <text:p>7</text:p>
          </table:table-cell>
          <table:table-cell table:style-name="ACE-20" table:formula="of:=[.B13]/[.B32]" office:value-type="float" office:value="0.051470588235294115">
            <text:p>5,15%</text:p>
          </table:table-cell>
          <table:table-cell table:style-name="ACE-18" table:formula="of:=[$'Registro 1886-1891'.B18]" office:value-type="float" office:value="14">
            <text:p>14</text:p>
          </table:table-cell>
          <table:table-cell table:style-name="ACE-20" table:formula="of:=[.D13]/[.D32]" office:value-type="float" office:value="0.042944785276073622">
            <text:p>4,29%</text:p>
          </table:table-cell>
          <table:table-cell table:style-name="ACE-18" table:formula="of:=[.D13]-[.B13]" office:value-type="float" office:value="7">
            <text:p>7</text:p>
          </table:table-cell>
          <table:table-cell table:style-name="ACE-20" table:formula="of:=[.F13]/[.D13]" office:value-type="float" office:value="0.5">
            <text:p>5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Engenho Velho / Boa Vista</text:p>
          </table:table-cell>
          <table:table-cell table:style-name="ACE-18" office:value-type="float" office:value="6">
            <text:p>6</text:p>
          </table:table-cell>
          <table:table-cell table:style-name="ACE-20" table:formula="of:=[.B14]/[.B32]" office:value-type="float" office:value="0.044117647058823532">
            <text:p>4,41%</text:p>
          </table:table-cell>
          <table:table-cell table:style-name="ACE-18" table:formula="of:=[$'Registro 1886-1891'.B10]+[$'Registro 1886-1891'.B11]+[$'Registro 1886-1891'.B12]" office:value-type="float" office:value="18">
            <text:p>18</text:p>
          </table:table-cell>
          <table:table-cell table:style-name="ACE-20" table:formula="of:=[.D14]/[.D32]" office:value-type="float" office:value="0.055214723926380369">
            <text:p>5,52%</text:p>
          </table:table-cell>
          <table:table-cell table:style-name="ACE-18" table:formula="of:=[.D14]-[.B14]" office:value-type="float" office:value="12">
            <text:p>12</text:p>
          </table:table-cell>
          <table:table-cell table:style-name="ACE-20" table:formula="of:=[.F14]/[.D14]" office:value-type="float" office:value="0.66666666666666663">
            <text:p>66,67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Estrada da União</text:p>
          </table:table-cell>
          <table:table-cell table:style-name="ACE-18" office:value-type="float" office:value="2">
            <text:p>2</text:p>
          </table:table-cell>
          <table:table-cell table:style-name="ACE-20" table:formula="of:=[.B15]/[.B32]" office:value-type="float" office:value="0.014705882352941176">
            <text:p>1,47%</text:p>
          </table:table-cell>
          <table:table-cell table:style-name="ACE-18" office:value-type="float" office:value="0">
            <text:p>0</text:p>
          </table:table-cell>
          <table:table-cell table:style-name="ACE-20" table:formula="of:=[.D15]/[.D32]" office:value-type="float" office:value="0">
            <text:p>0,00%</text:p>
          </table:table-cell>
          <table:table-cell table:style-name="ACE-18" table:formula="of:=[.D15]-[.B15]" office:value-type="float" office:value="-2">
            <text:p>−2</text:p>
          </table:table-cell>
          <table:table-cell table:style-name="ACE-20" table:formula="of:=[.F15]/[.D15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Estrada de Brotas</text:p>
          </table:table-cell>
          <table:table-cell table:style-name="ACE-18" office:value-type="float" office:value="13">
            <text:p>13</text:p>
          </table:table-cell>
          <table:table-cell table:style-name="ACE-20" table:formula="of:=[.B16]/[.B32]" office:value-type="float" office:value="0.095588235294117641">
            <text:p>9,56%</text:p>
          </table:table-cell>
          <table:table-cell table:style-name="ACE-18" table:formula="of:=[$'Registro 1886-1891'.B17]" office:value-type="float" office:value="15">
            <text:p>15</text:p>
          </table:table-cell>
          <table:table-cell table:style-name="ACE-20" table:formula="of:=[.D16]/[.D32]" office:value-type="float" office:value="0.046012269938650305">
            <text:p>4,60%</text:p>
          </table:table-cell>
          <table:table-cell table:style-name="ACE-18" table:formula="of:=[.D16]-[.B16]" office:value-type="float" office:value="2">
            <text:p>2</text:p>
          </table:table-cell>
          <table:table-cell table:style-name="ACE-20" table:formula="of:=[.F16]/[.D16]" office:value-type="float" office:value="0.13333333333333333">
            <text:p>13,33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Largo de Brotas</text:p>
          </table:table-cell>
          <table:table-cell table:style-name="ACE-18" office:value-type="float" office:value="5">
            <text:p>5</text:p>
          </table:table-cell>
          <table:table-cell table:style-name="ACE-20" table:formula="of:=[.B17]/[.B32]" office:value-type="float" office:value="0.036764705882352942">
            <text:p>3,68%</text:p>
          </table:table-cell>
          <table:table-cell table:style-name="ACE-18" table:formula="of:=[$'Registro 1886-1891'.B19]" office:value-type="float" office:value="39">
            <text:p>39</text:p>
          </table:table-cell>
          <table:table-cell table:style-name="ACE-20" table:formula="of:=[.D17]/[.D32]" office:value-type="float" office:value="0.1196319018404908">
            <text:p>11,96%</text:p>
          </table:table-cell>
          <table:table-cell table:style-name="ACE-18" table:formula="of:=[.D17]-[.B17]" office:value-type="float" office:value="34">
            <text:p>34</text:p>
          </table:table-cell>
          <table:table-cell table:style-name="ACE-20" table:formula="of:=[.F17]/[.D17]" office:value-type="float" office:value="0.87179487179487181">
            <text:p>87,18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Lucaia</text:p>
          </table:table-cell>
          <table:table-cell table:style-name="ACE-18" office:value-type="float" office:value="1">
            <text:p>1</text:p>
          </table:table-cell>
          <table:table-cell table:style-name="ACE-20" table:formula="of:=[.B18]/[.B32]" office:value-type="float" office:value="0.0073529411764705881">
            <text:p>0,74%</text:p>
          </table:table-cell>
          <table:table-cell table:style-name="ACE-18" office:value-type="float" office:value="0">
            <text:p>0</text:p>
          </table:table-cell>
          <table:table-cell table:style-name="ACE-20" table:formula="of:=[.D18]/[.D32]" office:value-type="float" office:value="0">
            <text:p>0,00%</text:p>
          </table:table-cell>
          <table:table-cell table:style-name="ACE-18" table:formula="of:=[.D18]-[.B18]" office:value-type="float" office:value="-1">
            <text:p>−1</text:p>
          </table:table-cell>
          <table:table-cell table:style-name="ACE-20" table:formula="of:=[.F18]/[.D18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Mariquita</text:p>
          </table:table-cell>
          <table:table-cell table:style-name="ACE-18" office:value-type="float" office:value="0">
            <text:p>0</text:p>
          </table:table-cell>
          <table:table-cell table:style-name="ACE-20" table:formula="of:=[.B19]/[.B32]" office:value-type="float" office:value="0">
            <text:p>0,00%</text:p>
          </table:table-cell>
          <table:table-cell table:style-name="ACE-18" table:formula="of:=[$'Registro 1886-1891'.B24]" office:value-type="float" office:value="65">
            <text:p>65</text:p>
          </table:table-cell>
          <table:table-cell table:style-name="ACE-20" table:formula="of:=[.D19]/[.D32]" office:value-type="float" office:value="0.19938650306748465">
            <text:p>19,94%</text:p>
          </table:table-cell>
          <table:table-cell table:style-name="ACE-18" table:formula="of:=[.D19]-[.B19]" office:value-type="float" office:value="65">
            <text:p>65</text:p>
          </table:table-cell>
          <table:table-cell table:style-name="ACE-20" table:formula="of:=[.F19]/[.D19]" office:value-type="float" office:value="1">
            <text:p>10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Matatu</text:p>
          </table:table-cell>
          <table:table-cell table:style-name="ACE-18" office:value-type="float" office:value="50">
            <text:p>50</text:p>
          </table:table-cell>
          <table:table-cell table:style-name="ACE-20" table:formula="of:=[.B20]/[.B32]" office:value-type="float" office:value="0.36764705882352944">
            <text:p>36,76%</text:p>
          </table:table-cell>
          <table:table-cell table:style-name="ACE-18" table:formula="of:=[$'Registro 1886-1891'.B7]+[$'Registro 1886-1891'.B8]+[$'Registro 1886-1891'.B9]" office:value-type="float" office:value="66">
            <text:p>66</text:p>
          </table:table-cell>
          <table:table-cell table:style-name="ACE-20" table:formula="of:=[.D20]/[.D32]" office:value-type="float" office:value="0.20245398773006135">
            <text:p>20,25%</text:p>
          </table:table-cell>
          <table:table-cell table:style-name="ACE-18" table:formula="of:=[.D20]-[.B20]" office:value-type="float" office:value="16">
            <text:p>16</text:p>
          </table:table-cell>
          <table:table-cell table:style-name="ACE-20" table:formula="of:=[.F20]/[.D20]" office:value-type="float" office:value="0.24242424242424243">
            <text:p>24,24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Pitangueiras</text:p>
          </table:table-cell>
          <table:table-cell table:style-name="ACE-18" office:value-type="float" office:value="2">
            <text:p>2</text:p>
          </table:table-cell>
          <table:table-cell table:style-name="ACE-20" table:formula="of:=[.B21]/[.B32]" office:value-type="float" office:value="0.014705882352941176">
            <text:p>1,47%</text:p>
          </table:table-cell>
          <table:table-cell table:style-name="ACE-18" office:value-type="float" office:value="0">
            <text:p>0</text:p>
          </table:table-cell>
          <table:table-cell table:style-name="ACE-20" table:formula="of:=[.D21]/[.D32]" office:value-type="float" office:value="0">
            <text:p>0,00%</text:p>
          </table:table-cell>
          <table:table-cell table:style-name="ACE-18" table:formula="of:=[.D21]-[.B21]" office:value-type="float" office:value="-2">
            <text:p>−2</text:p>
          </table:table-cell>
          <table:table-cell table:style-name="ACE-20" table:formula="of:=[.F21]/[.D21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Pituba</text:p>
          </table:table-cell>
          <table:table-cell table:style-name="ACE-18" office:value-type="float" office:value="1">
            <text:p>1</text:p>
          </table:table-cell>
          <table:table-cell table:style-name="ACE-20" table:formula="of:=[.B22]/[.B32]" office:value-type="float" office:value="0.0073529411764705881">
            <text:p>0,74%</text:p>
          </table:table-cell>
          <table:table-cell table:style-name="ACE-18" office:value-type="float" office:value="0">
            <text:p>0</text:p>
          </table:table-cell>
          <table:table-cell table:style-name="ACE-20" table:formula="of:=[.D22]/[.D32]" office:value-type="float" office:value="0">
            <text:p>0,00%</text:p>
          </table:table-cell>
          <table:table-cell table:style-name="ACE-18" table:formula="of:=[.D22]-[.B22]" office:value-type="float" office:value="-1">
            <text:p>−1</text:p>
          </table:table-cell>
          <table:table-cell table:style-name="ACE-20" table:formula="of:=[.F22]/[.D22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Pomar</text:p>
          </table:table-cell>
          <table:table-cell table:style-name="ACE-18" office:value-type="float" office:value="0">
            <text:p>0</text:p>
          </table:table-cell>
          <table:table-cell table:style-name="ACE-20" table:formula="of:=[.B23]/[.B32]" office:value-type="float" office:value="0">
            <text:p>0,00%</text:p>
          </table:table-cell>
          <table:table-cell table:style-name="ACE-18" table:formula="of:=[$'Registro 1886-1891'.B28]" office:value-type="float" office:value="5">
            <text:p>5</text:p>
          </table:table-cell>
          <table:table-cell table:style-name="ACE-20" table:formula="of:=[.D23]/[.D32]" office:value-type="float" office:value="0.015337423312883436">
            <text:p>1,53%</text:p>
          </table:table-cell>
          <table:table-cell table:style-name="ACE-18" table:formula="of:=[.D23]-[.B23]" office:value-type="float" office:value="5">
            <text:p>5</text:p>
          </table:table-cell>
          <table:table-cell table:style-name="ACE-20" table:formula="of:=[.F23]/[.D23]" office:value-type="float" office:value="1">
            <text:p>10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Quinta das Beatas</text:p>
          </table:table-cell>
          <table:table-cell table:style-name="ACE-18" office:value-type="float" office:value="3">
            <text:p>3</text:p>
          </table:table-cell>
          <table:table-cell table:style-name="ACE-20" table:formula="of:=[.B24]/[.B32]" office:value-type="float" office:value="0.022058823529411766">
            <text:p>2,21%</text:p>
          </table:table-cell>
          <table:table-cell table:style-name="ACE-18" table:formula="of:=[$'Registro 1886-1891'.B6]+[$'Registro 1886-1891'.B5]" office:value-type="float" office:value="14">
            <text:p>14</text:p>
          </table:table-cell>
          <table:table-cell table:style-name="ACE-20" table:formula="of:=[.D24]/[.D32]" office:value-type="float" office:value="0.042944785276073622">
            <text:p>4,29%</text:p>
          </table:table-cell>
          <table:table-cell table:style-name="ACE-18" table:formula="of:=[.D24]-[.B24]" office:value-type="float" office:value="11">
            <text:p>11</text:p>
          </table:table-cell>
          <table:table-cell table:style-name="ACE-20" table:formula="of:=[.F24]/[.D24]" office:value-type="float" office:value="0.7857142857142857">
            <text:p>78,57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Rua da Vala</text:p>
          </table:table-cell>
          <table:table-cell table:style-name="ACE-18" office:value-type="float" office:value="1">
            <text:p>1</text:p>
          </table:table-cell>
          <table:table-cell table:style-name="ACE-20" table:formula="of:=[.B25]/[.B32]" office:value-type="float" office:value="0.0073529411764705881">
            <text:p>0,74%</text:p>
          </table:table-cell>
          <table:table-cell table:style-name="ACE-18" office:value-type="float" office:value="0">
            <text:p>0</text:p>
          </table:table-cell>
          <table:table-cell table:style-name="ACE-20" table:formula="of:=[.D25]/[.D32]" office:value-type="float" office:value="0">
            <text:p>0,00%</text:p>
          </table:table-cell>
          <table:table-cell table:style-name="ACE-18" table:formula="of:=[.D25]-[.B25]" office:value-type="float" office:value="-1">
            <text:p>−1</text:p>
          </table:table-cell>
          <table:table-cell table:style-name="ACE-20" table:formula="of:=[.F25]/[.D25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Sangradouro</text:p>
          </table:table-cell>
          <table:table-cell table:style-name="ACE-18" office:value-type="float" office:value="7">
            <text:p>7</text:p>
          </table:table-cell>
          <table:table-cell table:style-name="ACE-20" table:formula="of:=[.B26]/[.B32]" office:value-type="float" office:value="0.051470588235294115">
            <text:p>5,15%</text:p>
          </table:table-cell>
          <table:table-cell table:style-name="ACE-18" table:formula="of:=[$'Registro 1886-1891'.B25]+[$'Registro 1886-1891'.B26]" office:value-type="float" office:value="15">
            <text:p>15</text:p>
          </table:table-cell>
          <table:table-cell table:style-name="ACE-20" table:formula="of:=[.D26]/[.D32]" office:value-type="float" office:value="0.046012269938650305">
            <text:p>4,60%</text:p>
          </table:table-cell>
          <table:table-cell table:style-name="ACE-18" table:formula="of:=[.D26]-[.B26]" office:value-type="float" office:value="8">
            <text:p>8</text:p>
          </table:table-cell>
          <table:table-cell table:style-name="ACE-20" table:formula="of:=[.F26]/[.D26]" office:value-type="float" office:value="0.53333333333333333">
            <text:p>53,33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Santa Cruz</text:p>
          </table:table-cell>
          <table:table-cell table:style-name="ACE-18" office:value-type="float" office:value="1">
            <text:p>1</text:p>
          </table:table-cell>
          <table:table-cell table:style-name="ACE-20" table:formula="of:=[.B27]/[.B32]" office:value-type="float" office:value="0.0073529411764705881">
            <text:p>0,74%</text:p>
          </table:table-cell>
          <table:table-cell table:style-name="ACE-18" office:value-type="float" office:value="0">
            <text:p>0</text:p>
          </table:table-cell>
          <table:table-cell table:style-name="ACE-20" table:formula="of:=[.D27]/[.D32]" office:value-type="float" office:value="0">
            <text:p>0,00%</text:p>
          </table:table-cell>
          <table:table-cell table:style-name="ACE-18" table:formula="of:=[.D27]-[.B27]" office:value-type="float" office:value="-1">
            <text:p>−1</text:p>
          </table:table-cell>
          <table:table-cell table:style-name="ACE-20" table:formula="of:=[.F27]/[.D27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(sem nome)</text:p>
          </table:table-cell>
          <table:table-cell table:style-name="ACE-18" office:value-type="float" office:value="0">
            <text:p>0</text:p>
          </table:table-cell>
          <table:table-cell table:style-name="ACE-20" table:formula="of:=[.B28]/[.B32]" office:value-type="float" office:value="0">
            <text:p>0,00%</text:p>
          </table:table-cell>
          <table:table-cell table:style-name="ACE-18" table:formula="of:=[$'Registro 1886-1891'.B4]" office:value-type="float" office:value="25">
            <text:p>25</text:p>
          </table:table-cell>
          <table:table-cell table:style-name="ACE-20" table:formula="of:=[.D28]/[.D32]" office:value-type="float" office:value="0.076687116564417179">
            <text:p>7,67%</text:p>
          </table:table-cell>
          <table:table-cell table:style-name="ACE-18" table:formula="of:=[.D28]-[.B28]" office:value-type="float" office:value="25">
            <text:p>25</text:p>
          </table:table-cell>
          <table:table-cell table:style-name="ACE-20" table:formula="of:=[.F28]/[.D28]" office:value-type="float" office:value="1">
            <text:p>10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Torre</text:p>
          </table:table-cell>
          <table:table-cell table:style-name="ACE-18" office:value-type="float" office:value="2">
            <text:p>2</text:p>
          </table:table-cell>
          <table:table-cell table:style-name="ACE-20" table:formula="of:=[.B29]/[.B32]" office:value-type="float" office:value="0.014705882352941176">
            <text:p>1,47%</text:p>
          </table:table-cell>
          <table:table-cell table:style-name="ACE-18" office:value-type="float" office:value="0">
            <text:p>0</text:p>
          </table:table-cell>
          <table:table-cell table:style-name="ACE-20" table:formula="of:=[.D29]/[.D32]" office:value-type="float" office:value="0">
            <text:p>0,00%</text:p>
          </table:table-cell>
          <table:table-cell table:style-name="ACE-18" table:formula="of:=[.D29]-[.B29]" office:value-type="float" office:value="-2">
            <text:p>−2</text:p>
          </table:table-cell>
          <table:table-cell table:style-name="ACE-20" table:formula="of:=[.F29]/[.D29]" office:value-type="string" office:string-value="#DIV/0!">
            <text:p>#DIV/0!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Ubarana</text:p>
          </table:table-cell>
          <table:table-cell table:style-name="ACE-18" office:value-type="float" office:value="2">
            <text:p>2</text:p>
          </table:table-cell>
          <table:table-cell table:style-name="ACE-20" table:formula="of:=[.B30]/[.B32]" office:value-type="float" office:value="0.014705882352941176">
            <text:p>1,47%</text:p>
          </table:table-cell>
          <table:table-cell table:style-name="ACE-18" office:value-type="float" office:value="2">
            <text:p>2</text:p>
          </table:table-cell>
          <table:table-cell table:style-name="ACE-20" table:formula="of:=[.D30]/[.D32]" office:value-type="float" office:value="0.0061349693251533744">
            <text:p>0,61%</text:p>
          </table:table-cell>
          <table:table-cell table:style-name="ACE-18" table:formula="of:=[.D30]-[.B30]" office:value-type="float" office:value="0">
            <text:p>0</text:p>
          </table:table-cell>
          <table:table-cell table:style-name="ACE-20" table:formula="of:=[.F30]/[.D30]" office:value-type="float" office:value="0">
            <text:p>0,00%</text:p>
          </table:table-cell>
          <table:table-cell table:number-columns-repeated="121" table:style-name="ACE-18"/>
        </table:table-row>
        <table:table-row table:style-name="AROW-5">
          <table:table-cell table:style-name="ACE-18" office:value-type="string">
            <text:p>Várzea / Engenho de Santo Antônio</text:p>
          </table:table-cell>
          <table:table-cell table:style-name="ACE-18" office:value-type="float" office:value="1">
            <text:p>1</text:p>
          </table:table-cell>
          <table:table-cell table:style-name="ACE-20" table:formula="of:=[.B31]/[.B32]" office:value-type="float" office:value="0.0073529411764705881">
            <text:p>0,74%</text:p>
          </table:table-cell>
          <table:table-cell table:style-name="ACE-18" office:value-type="float" office:value="1">
            <text:p>1</text:p>
          </table:table-cell>
          <table:table-cell table:style-name="ACE-20" table:formula="of:=[.D31]/[.D32]" office:value-type="float" office:value="0.0030674846625766872">
            <text:p>0,31%</text:p>
          </table:table-cell>
          <table:table-cell table:style-name="ACE-18" table:formula="of:=[.D31]-[.B31]" office:value-type="float" office:value="0">
            <text:p>0</text:p>
          </table:table-cell>
          <table:table-cell table:style-name="ACE-20" table:formula="of:=[.F31]/[.D31]" office:value-type="float" office:value="0">
            <text:p>0,00%</text:p>
          </table:table-cell>
          <table:table-cell table:number-columns-repeated="121" table:style-name="ACE-18"/>
        </table:table-row>
        <table:table-row table:style-name="AROW-1">
          <table:table-cell table:style-name="ACE-18" office:value-type="string">
            <text:p>TOTAL</text:p>
          </table:table-cell>
          <table:table-cell table:style-name="ACE-18" table:formula="of:=SUM([.B4:.B28])" office:value-type="float" office:value="136">
            <text:p>136</text:p>
          </table:table-cell>
          <table:table-cell table:style-name="ACE-20" table:formula="of:=[.B32]/[.B32]" office:value-type="float" office:value="1">
            <text:p>100,00%</text:p>
          </table:table-cell>
          <table:table-cell table:style-name="ACE-18" table:formula="of:=SUM([.D4:.D31])" office:value-type="float" office:value="326">
            <text:p>326</text:p>
          </table:table-cell>
          <table:table-cell table:style-name="ACE-20" table:formula="of:=[.D32]/[.D32]" office:value-type="float" office:value="1">
            <text:p>100,00%</text:p>
          </table:table-cell>
          <table:table-cell table:style-name="ACE-18" table:formula="of:=[.D32]-[.B32]" office:value-type="float" office:value="190">
            <text:p>190</text:p>
          </table:table-cell>
          <table:table-cell table:style-name="ACE-20" table:formula="of:=[.F32]/[.D32]" office:value-type="float" office:value="0.58282208588957052">
            <text:p>58,28%</text:p>
          </table:table-cell>
          <table:table-cell table:number-columns-repeated="121" table:style-name="ACE-18"/>
        </table:table-row>
        <table:table-row table:style-name="AROW-0" table:number-rows-repeated="96">
          <table:table-cell table:number-columns-repeated="128"/>
        </table:table-row>
        <table:named-expressions>
          <table:named-expression table:name="Print_Area" table:expression="of:=#REF!" table:base-cell-address="$'Comparação'.$A$1"/>
          <table:named-expression table:name="Sheet_Title" table:expression="of:=&quot;Comparação&quot;" table:base-cell-address="$'Comparação'.$A$1"/>
        </table:named-expressions>
        <gnm:selections gnm:cursor-col="3" gnm:cursor-row="5">
          <gnm:selection gnm:start-col="3" gnm:start-row="5" gnm:end-col="3" gnm:end-row="5"/>
        </gnm:selections>
      </table:table>
      <table:named-expressions>
        <table:named-range table:name="viewLink17" table:cell-range-address="$'Livro 1858-1863'.$B$15" table:base-cell-address="$'Livro 1858-1863'.$B$14" table:range-usable-as="print-range filter repeat-row repeat-column"/>
        <table:named-range table:name="viewLink18" table:cell-range-address="$'Livro 1858-1863'.$B$16" table:base-cell-address="$'Livro 1858-1863'.$B$15" table:range-usable-as="print-range filter repeat-row repeat-column"/>
        <table:named-range table:name="viewLink19" table:cell-range-address="$'Livro 1858-1863'.$B$17" table:base-cell-address="$'Livro 1858-1863'.$B$16" table:range-usable-as="print-range filter repeat-row repeat-column"/>
        <table:named-range table:name="viewLink15" table:cell-range-address="$'Livro 1858-1863'.$B$13" table:base-cell-address="$'Livro 1858-1863'.$B$12" table:range-usable-as="print-range filter repeat-row repeat-column"/>
        <table:named-range table:name="viewLink8" table:cell-range-address="$'Livro 1858-1863'.$B$6" table:base-cell-address="$'Livro 1858-1863'.$B$5" table:range-usable-as="print-range filter repeat-row repeat-column"/>
        <table:named-range table:name="__Anonymous_Sheet_DB__0" table:cell-range-address="$'Livro 1858-1863'.$A$3:.$E$155" table:base-cell-address="$'Livro 1858-1863'.$A$1" table:range-usable-as="print-range filter repeat-row repeat-column"/>
        <table:named-range table:name="viewLink14" table:cell-range-address="$'Livro 1858-1863'.$B$12" table:base-cell-address="$'Livro 1858-1863'.$B$11" table:range-usable-as="print-range filter repeat-row repeat-column"/>
        <table:named-range table:name="viewLink16" table:cell-range-address="$'Livro 1858-1863'.$B$14" table:base-cell-address="$'Livro 1858-1863'.$B$13" table:range-usable-as="print-range filter repeat-row repeat-column"/>
        <table:named-range table:name="viewLink12" table:cell-range-address="$'Livro 1858-1863'.$B$10" table:base-cell-address="$'Livro 1858-1863'.$B$9" table:range-usable-as="print-range filter repeat-row repeat-column"/>
        <table:named-range table:name="viewLink13" table:cell-range-address="$'Livro 1858-1863'.$B$11" table:base-cell-address="$'Livro 1858-1863'.$B$10" table:range-usable-as="print-range filter repeat-row repeat-column"/>
        <table:named-range table:name="viewLink22" table:cell-range-address="$'Livro 1858-1863'.$B$20" table:base-cell-address="$'Livro 1858-1863'.$B$19" table:range-usable-as="print-range filter repeat-row repeat-column"/>
        <table:named-range table:name="viewLink4" table:cell-range-address="$'Livro 1858-1863'.$A$42" table:base-cell-address="$'Livro 1858-1863'.$A$41" table:range-usable-as="print-range filter repeat-row repeat-column"/>
        <table:named-range table:name="viewLink5" table:cell-range-address="$'Livro 1858-1863'.$B$23" table:base-cell-address="$'Livro 1858-1863'.$B$22" table:range-usable-as="print-range filter repeat-row repeat-column"/>
        <table:named-range table:name="viewLink6" table:cell-range-address="$'Livro 1858-1863'.$B$24" table:base-cell-address="$'Livro 1858-1863'.$B$23" table:range-usable-as="print-range filter repeat-row repeat-column"/>
        <table:named-range table:name="viewLink7" table:cell-range-address="$'Livro 1858-1863'.$B$5" table:base-cell-address="$'Livro 1858-1863'.$B$4" table:range-usable-as="print-range filter repeat-row repeat-column"/>
        <table:named-range table:name="viewLink20" table:cell-range-address="$'Livro 1858-1863'.$B$18" table:base-cell-address="$'Livro 1858-1863'.$B$17" table:range-usable-as="print-range filter repeat-row repeat-column"/>
        <table:named-range table:name="viewLink21" table:cell-range-address="$'Livro 1858-1863'.$B$19" table:base-cell-address="$'Livro 1858-1863'.$B$18" table:range-usable-as="print-range filter repeat-row repeat-column"/>
        <table:named-range table:name="viewLink9" table:cell-range-address="$'Livro 1858-1863'.$B$7" table:base-cell-address="$'Livro 1858-1863'.$B$6" table:range-usable-as="print-range filter repeat-row repeat-column"/>
        <table:named-range table:name="viewLink23" table:cell-range-address="$'Livro 1858-1863'.$B$21" table:base-cell-address="$'Livro 1858-1863'.$B$20" table:range-usable-as="print-range filter repeat-row repeat-column"/>
        <table:named-range table:name="viewLink10" table:cell-range-address="$'Livro 1858-1863'.$B$8" table:base-cell-address="$'Livro 1858-1863'.$B$7" table:range-usable-as="print-range filter repeat-row repeat-column"/>
        <table:named-range table:name="viewLink11" table:cell-range-address="$'Livro 1858-1863'.$B$9" table:base-cell-address="$'Livro 1858-1863'.$B$8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Livro 1858-186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Registro 1886-189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oma 1858-186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Comparação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5-01T18:55:29Z</dc:date>
    <meta:creation-date>2016-02-19T08:32:30Z</meta:creation-date>
    <meta:editing-cycles>5</meta:editing-cycles>
    <meta:editing-duration>PT1H25M36S</meta:editing-duration>
    <meta:generator>gnumeric/1.12.32</meta:generator>
  </office:meta>
</office:document-meta>
</file>